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fo:background-color="#B4C7DC"/>
    </style:style>
    <style:style style:name="ce3" style:family="table-cell" style:parent-style-name="Default" style:data-style-name="N37">
      <style:table-cell-properties fo:border-top="thin solid #000000" fo:border-bottom="none" fo:border-left="none" fo:border-right="none" fo:background-color="#B4C7DC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ackground-color="#B4C7DC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ackground-color="#D4EA6B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D4EA6B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36"/>
    <style:style style:name="ce18" style:family="table-cell" style:parent-style-name="Default" style:data-style-name="N21"/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8575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number-columns-repeated="1019" table:default-cell-style-name="ce1"/>
        <table:table-column table:style-name="co6" table:number-columns-repeated="15359" table:default-cell-style-name="ce1"/>
        <table:table-row table:style-name="ro1">
          <table:table-cell table:number-columns-repeated="2" table:style-name="ce1"/>
          <table:table-cell office:value-type="string" table:style-name="ce1">
            <text:p>t=0 (add 0.2x aTc)</text:p>
          </table:table-cell>
          <table:table-cell office:value-type="string" table:style-name="ce1">
            <text:p>sampling</text:p>
          </table:table-cell>
          <table:table-cell office:value-type="string" table:style-name="ce1">
            <text:p>t=0, 2 (add x1 aTc)</text:p>
          </table:table-cell>
          <table:table-cell table:number-columns-repeated="5" table:style-name="ce1"/>
          <table:table-cell office:value-type="string" table:style-name="ce1">
            <text:p>NOW</text:p>
          </table:table-cell>
          <table:table-cell table:number-columns-repeated="2" table:style-name="ce1"/>
          <table:table-cell office:value-type="string" table:style-name="ce1">
            <text:p>next sampling in how many hours?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2, actual time</text:p>
          </table:table-cell>
          <table:table-cell office:value-type="string" table:style-name="ce1">
            <text:p>21:45, 06/03/23</text:p>
          </table:table-cell>
          <table:table-cell office:value-type="string" table:style-name="ce1">
            <text:p>12:00, 08/03/23</text:p>
          </table:table-cell>
          <table:table-cell table:style-name="ce1"/>
          <table:table-cell office:value-type="string" table:style-name="ce1">
            <text:p>14:00, 10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C2, internal time</text:p>
          </table:table-cell>
          <table:table-cell office:value-type="float" office:value="0" table:style-name="ce1">
            <text:p>0</text:p>
          </table:table-cell>
          <table:table-cell office:value-type="float" office:value="38.25" table:formula="of:=[.B4]+24+24-(21.75-12)" table:style-name="ce1">
            <text:p>38.25</text:p>
          </table:table-cell>
          <table:table-cell table:style-name="ce1"/>
          <table:table-cell office:value-type="float" office:value="88.25" table:formula="of:=[.C4]+48+2" table:style-name="ce1">
            <text:p>88.2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C2-1-4, actual time</text:p>
          </table:table-cell>
          <table:table-cell office:value-type="string" table:style-name="ce2">
            <text:p>21:45, 06/03/23</text:p>
          </table:table-cell>
          <table:table-cell office:value-type="string" table:style-name="ce2">
            <text:p>12:00, 08/03/23</text:p>
          </table:table-cell>
          <table:table-cell office:value-type="string" table:style-name="ce2">
            <text:p>18:50, 09/03/23</text:p>
          </table:table-cell>
          <table:table-cell office:value-type="string" table:style-name="ce2">
            <text:p>14:00, 10/03/23</text:p>
          </table:table-cell>
          <table:table-cell office:value-type="string" table:style-name="ce2">
            <text:p>15:40, 11/03/23</text:p>
          </table:table-cell>
          <table:table-cell table:style-name="ce2"/>
          <table:table-cell office:value-type="string" table:style-name="ce2">
            <text:p>15:00, 14/03/23</text:p>
          </table:table-cell>
          <table:table-cell table:style-name="ce2"/>
          <table:table-cell office:value-type="string" table:style-name="ce2">
            <text:p>18:00, 16/03/23</text:p>
          </table:table-cell>
          <table:table-cell office:value-type="string" table:style-name="ce2">
            <text:p>13:00, 17/03/23</text:p>
          </table:table-cell>
          <table:table-cell office:value-type="date" office:date-value="2023-03-20T13:45:00" table:style-name="ce3">
            <text:p>20.03.23 13:45</text:p>
          </table:table-cell>
          <table:table-cell table:number-columns-repeated="16372" table:style-name="ce4"/>
        </table:table-row>
        <table:table-row table:style-name="ro1">
          <table:table-cell office:value-type="string" table:style-name="ce5">
            <text:p>MC2-1-4, internal time</text:p>
          </table:table-cell>
          <table:table-cell office:value-type="float" office:value="0" table:style-name="ce5">
            <text:p>0</text:p>
          </table:table-cell>
          <table:table-cell office:value-type="float" office:value="38.25" table:formula="of:=[.B7]+48-(21.75-12)" table:style-name="ce5">
            <text:p>38.25</text:p>
          </table:table-cell>
          <table:table-cell office:value-type="float" office:value="69.083333333333329" table:formula="of:=[.C7]+24+6+(50/60)" table:style-name="ce5">
            <text:p>69.08333333</text:p>
          </table:table-cell>
          <table:table-cell office:value-type="float" office:value="88.25" table:formula="of:=[.D7]+24-((18+50/60)-14)" table:style-name="ce5">
            <text:p>88.25</text:p>
          </table:table-cell>
          <table:table-cell office:value-type="float" office:value="113.91666666666667" table:formula="of:=[.E7]+24+(15+40/60-14)" table:style-name="ce5">
            <text:p>113.9166667</text:p>
          </table:table-cell>
          <table:table-cell table:style-name="ce5"/>
          <table:table-cell office:value-type="float" office:value="185.25000000000003" table:formula="of:=[.F7]+(24*3)-(40/60)" table:style-name="ce5">
            <text:p>185.25</text:p>
          </table:table-cell>
          <table:table-cell table:style-name="ce5"/>
          <table:table-cell office:value-type="float" office:value="236.25000000000003" table:formula="of:=[.H7]+24+9+18" table:style-name="ce5">
            <text:p>236.25</text:p>
          </table:table-cell>
          <table:table-cell office:value-type="float" office:value="255.25000000000003" table:formula="of:=[.J7]+6+13" table:style-name="ce5">
            <text:p>255.25</text:p>
          </table:table-cell>
          <table:table-cell office:value-type="float" office:value="327.7" table:formula="of:=[.K7]+11+48+13.45" table:style-name="ce5">
            <text:p>327.7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0h – 40h</text:p>
          </table:table-cell>
          <table:table-cell office:value-type="string" table:style-name="ce1">
            <text:p>40h – 70h</text:p>
          </table:table-cell>
          <table:table-cell office:value-type="string" table:style-name="ce1">
            <text:p>70h – 90h</text:p>
          </table:table-cell>
          <table:table-cell office:value-type="string" table:style-name="ce1">
            <text:p>90h – 115h</text:p>
          </table:table-cell>
          <table:table-cell table:style-name="ce1"/>
          <table:table-cell office:value-type="string" table:style-name="ce1">
            <text:p>115h-185h</text:p>
          </table:table-cell>
          <table:table-cell table:style-name="ce1"/>
          <table:table-cell office:value-type="string" table:style-name="ce1">
            <text:p>185h-235h</text:p>
          </table:table-cell>
          <table:table-cell office:value-type="string" table:style-name="ce1">
            <text:p>235h – 255h</text:p>
          </table:table-cell>
          <table:table-cell office:value-type="string" table:style-name="ce1">
            <text:p>255h-275h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µ in this time, channel 1</text:p>
          </table:table-cell>
          <table:table-cell table:style-name="ce4"/>
          <table:table-cell office:value-type="float" office:value="5.7599999999999998E-2" table:style-name="ce4">
            <text:p>0.0576</text:p>
          </table:table-cell>
          <table:table-cell office:value-type="float" office:value="4.87E-2" table:style-name="ce4">
            <text:p>0.0487</text:p>
          </table:table-cell>
          <table:table-cell office:value-type="float" office:value="0.05" table:style-name="ce4">
            <text:p>0.05</text:p>
          </table:table-cell>
          <table:table-cell office:value-type="float" office:value="1.9300000000000001E-2" table:style-name="ce4">
            <text:p>0.0193</text:p>
          </table:table-cell>
          <table:table-cell table:style-name="ce4"/>
          <table:table-cell office:value-type="float" office:value="3.5200000000000002E-2" table:style-name="ce4">
            <text:p>0.0352</text:p>
          </table:table-cell>
          <table:table-cell table:style-name="ce4"/>
          <table:table-cell office:value-type="float" office:value="2.24E-2" table:style-name="ce4">
            <text:p>0.0224</text:p>
          </table:table-cell>
          <table:table-cell office:value-type="float" office:value="3.1699999999999999E-2" table:style-name="ce4">
            <text:p>0.0317</text:p>
          </table:table-cell>
          <table:table-cell office:value-type="float" office:value="4.87E-2" table:style-name="ce6">
            <text:p>0.048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h 2</text:p>
          </table:table-cell>
          <table:table-cell table:style-name="ce1"/>
          <table:table-cell office:value-type="float" office:value="4.7500000000000001E-2" table:style-name="ce1">
            <text:p>0.0475</text:p>
          </table:table-cell>
          <table:table-cell office:value-type="float" office:value="4.8800000000000003E-2" table:style-name="ce1">
            <text:p>0.0488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2.12E-2" table:style-name="ce1">
            <text:p>0.0212</text:p>
          </table:table-cell>
          <table:table-cell table:style-name="ce1"/>
          <table:table-cell office:value-type="float" office:value="4.7699999999999999E-2" table:style-name="ce1">
            <text:p>0.0477</text:p>
          </table:table-cell>
          <table:table-cell table:style-name="ce1"/>
          <table:table-cell office:value-type="float" office:value="1.34E-2" table:style-name="ce1">
            <text:p>0.013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h 3</text:p>
          </table:table-cell>
          <table:table-cell table:style-name="ce1"/>
          <table:table-cell office:value-type="float" office:value="5.4600000000000003E-2" table:style-name="ce1">
            <text:p>0.0546</text:p>
          </table:table-cell>
          <table:table-cell office:value-type="float" office:value="4.9599999999999998E-2" table:style-name="ce1">
            <text:p>0.0496</text:p>
          </table:table-cell>
          <table:table-cell office:value-type="float" office:value="3.8100000000000002E-2" table:style-name="ce1">
            <text:p>0.0381</text:p>
          </table:table-cell>
          <table:table-cell office:value-type="float" office:value="2.8000000000000001E-2" table:style-name="ce1">
            <text:p>0.028</text:p>
          </table:table-cell>
          <table:table-cell table:style-name="ce1"/>
          <table:table-cell office:value-type="float" office:value="2.41E-2" table:style-name="ce1">
            <text:p>0.0241</text:p>
          </table:table-cell>
          <table:table-cell table:style-name="ce1"/>
          <table:table-cell office:value-type="float" office:value="2.6200000000000001E-2" table:style-name="ce1">
            <text:p>0.0262</text:p>
          </table:table-cell>
          <table:table-cell office:value-type="float" office:value="2.7199999999999998E-2" table:style-name="ce1">
            <text:p>0.0272</text:p>
          </table:table-cell>
          <table:table-cell office:value-type="float" office:value="4.0500000000000001E-2" table:style-name="ce1">
            <text:p>0.040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h 4</text:p>
          </table:table-cell>
          <table:table-cell table:style-name="ce7"/>
          <table:table-cell office:value-type="float" office:value="7.6600000000000001E-2" table:style-name="ce7">
            <text:p>0.0766</text:p>
          </table:table-cell>
          <table:table-cell office:value-type="string" table:style-name="ce7">
            <text:p>NA</text:p>
          </table:table-cell>
          <table:table-cell office:value-type="float" office:value="3.3700000000000001E-2" table:style-name="ce7">
            <text:p>0.0337</text:p>
          </table:table-cell>
          <table:table-cell office:value-type="float" office:value="3.9899999999999998E-2" table:style-name="ce7">
            <text:p>0.0399</text:p>
          </table:table-cell>
          <table:table-cell table:style-name="ce7"/>
          <table:table-cell office:value-type="float" office:value="2.2800000000000001E-2" table:style-name="ce7">
            <text:p>0.0228</text:p>
          </table:table-cell>
          <table:table-cell table:style-name="ce7"/>
          <table:table-cell office:value-type="float" office:value="3.85E-2" table:style-name="ce7">
            <text:p>0.0385</text:p>
          </table:table-cell>
          <table:table-cell office:value-type="float" office:value="3.0800000000000001E-2" table:style-name="ce7">
            <text:p>0.0308</text:p>
          </table:table-cell>
          <table:table-cell office:value-type="string" table:style-name="ce1">
            <text:p>N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µ (average)</text:p>
          </table:table-cell>
          <table:table-cell table:style-name="ce1"/>
          <table:table-cell office:value-type="float" office:value="5.9075000000000003E-2" table:formula="of:=AVERAGE([.C9:.C12])" table:style-name="ce1">
            <text:p>0.059075</text:p>
          </table:table-cell>
          <table:table-cell office:value-type="float" office:value="4.9033333333333338E-2" table:formula="of:=AVERAGE([.D9:.D12])" table:style-name="ce1">
            <text:p>0.049033333</text:p>
          </table:table-cell>
          <table:table-cell office:value-type="float" office:value="3.9150000000000004E-2" table:formula="of:=AVERAGE([.E9:.E12])" table:style-name="ce1">
            <text:p>0.03915</text:p>
          </table:table-cell>
          <table:table-cell office:value-type="float" office:value="2.7099999999999999E-2" table:formula="of:=AVERAGE([.F9:.F12])" table:style-name="ce1">
            <text:p>0.0271</text:p>
          </table:table-cell>
          <table:table-cell table:style-name="ce1"/>
          <table:table-cell office:value-type="float" office:value="3.245E-2" table:formula="of:=AVERAGE([.H9:.H12])" table:style-name="ce1">
            <text:p>0.03245</text:p>
          </table:table-cell>
          <table:table-cell table:style-name="ce1"/>
          <table:table-cell office:value-type="float" office:value="2.5125000000000001E-2" table:formula="of:=AVERAGE([.J9:.J12])" table:style-name="ce1">
            <text:p>0.025125</text:p>
          </table:table-cell>
          <table:table-cell office:value-type="float" office:value="2.9899999999999999E-2" table:formula="of:=AVERAGE([.K9:.K12])" table:style-name="ce1">
            <text:p>0.0299</text:p>
          </table:table-cell>
          <table:table-cell office:value-type="float" office:value="4.4600000000000001E-2" table:formula="of:=AVERAGE([.L9:.L12])" table:style-name="ce1">
            <text:p>0.044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doubling time (h)</text:p>
          </table:table-cell>
          <table:table-cell table:style-name="ce1"/>
          <table:table-cell office:value-type="float" office:value="11.733342032330855" table:formula="of:=LN(2)/[.C13]" table:style-name="ce1">
            <text:p>11.73334203</text:p>
          </table:table-cell>
          <table:table-cell office:value-type="float" office:value="14.13624433500908" table:formula="of:=LN(2)/[.D13]" table:style-name="ce1">
            <text:p>14.13624434</text:p>
          </table:table-cell>
          <table:table-cell office:value-type="float" office:value="17.704908826563095" table:formula="of:=LN(2)/[.E13]" table:style-name="ce1">
            <text:p>17.70490883</text:p>
          </table:table-cell>
          <table:table-cell office:value-type="float" office:value="25.577386736529348" table:formula="of:=LN(2)/[.F13]" table:style-name="ce1">
            <text:p>25.57738674</text:p>
          </table:table-cell>
          <table:table-cell table:style-name="ce1"/>
          <table:table-cell office:value-type="float" office:value="21.360467813865803" table:formula="of:=LN(2)/[.H13]" table:style-name="ce1">
            <text:p>21.36046781</text:p>
          </table:table-cell>
          <table:table-cell table:style-name="ce1"/>
          <table:table-cell office:value-type="float" office:value="27.587947484972943" table:formula="of:=LN(2)/[.J13]" table:style-name="ce1">
            <text:p>27.58794748</text:p>
          </table:table-cell>
          <table:table-cell office:value-type="float" office:value="23.182179951837636" table:formula="of:=LN(2)/[.K13]" table:style-name="ce1">
            <text:p>23.18217995</text:p>
          </table:table-cell>
          <table:table-cell office:value-type="float" office:value="15.541416604483079" table:formula="of:=LN(2)/[.L13]" table:style-name="ce1">
            <text:p>15.541416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eneration?</text:p>
          </table:table-cell>
          <table:table-cell table:style-name="ce1"/>
          <table:table-cell office:value-type="float" office:value="3.2599407649247185" table:formula="of:=[.C7]/[.C14]" table:style-name="ce1">
            <text:p>3.259940765</text:p>
          </table:table-cell>
          <table:table-cell office:value-type="float" office:value="5.4410952924375966" table:formula="of:=([.D7]-[.C7])/[.D14]+[.C15]" table:style-name="ce1">
            <text:p>5.441095292</text:p>
          </table:table-cell>
          <table:table-cell office:value-type="float" office:value="6.5236575837446527" table:formula="of:=([.E7]-[.D7])/[.E14]+[.D15]" table:style-name="ce1">
            <text:p>6.523657584</text:p>
          </table:table-cell>
          <table:table-cell office:value-type="float" office:value="7.5271481643523197" table:formula="of:=([.F7]-[.E7])/[.F14]+[.E15]" table:style-name="ce1">
            <text:p>7.527148164</text:p>
          </table:table-cell>
          <table:table-cell table:style-name="ce1"/>
          <table:table-cell office:value-type="float" office:value="10.866650555167396" table:formula="of:=([.H7]-[.F7])/[.H14]+[.F15]" table:style-name="ce1">
            <text:p>10.86665056</text:p>
          </table:table-cell>
          <table:table-cell table:style-name="ce1"/>
          <table:table-cell office:value-type="float" office:value="12.715283913186493" table:formula="of:=([.J7]-[.H7])/[.J14]+[.H15]" table:style-name="ce1">
            <text:p>12.71528391</text:p>
          </table:table-cell>
          <table:table-cell office:value-type="float" office:value="13.534878965915514" table:formula="of:=([.K7]-[.J7])/[.K14]+[.J15]" table:style-name="ce1">
            <text:p>13.53487897</text:p>
          </table:table-cell>
          <table:table-cell office:value-type="float" office:value="18.196616170688792" table:formula="of:=([.L7]-[.K7])/[.L14] + [.K15]" table:style-name="ce1">
            <text:p>18.1966161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">
            <text:p>generation since 0.2x aTc</text:p>
          </table:table-cell>
          <table:table-cell table:style-name="ce8"/>
          <table:table-cell office:value-type="float" office:value="0" table:formula="of:=[.C15]-[.$C$15]" table:style-name="ce8">
            <text:p>0</text:p>
          </table:table-cell>
          <table:table-cell office:value-type="float" office:value="2.1811545275128781" table:formula="of:=[.D15]-[.$C$15]" table:style-name="ce8">
            <text:p>2.181154528</text:p>
          </table:table-cell>
          <table:table-cell office:value-type="float" office:value="3.2637168188199341" table:formula="of:=[.E15]-[.$C$15]" table:style-name="ce8">
            <text:p>3.263716819</text:p>
          </table:table-cell>
          <table:table-cell office:value-type="float" office:value="4.2672073994276012" table:formula="of:=[.F15]-[.$C$15]" table:style-name="ce8">
            <text:p>4.267207399</text:p>
          </table:table-cell>
          <table:table-cell table:style-name="ce8"/>
          <table:table-cell office:value-type="float" office:value="7.6067097902426779" table:formula="of:=[.H15]-[.$C$15]" table:style-name="ce8">
            <text:p>7.60670979</text:p>
          </table:table-cell>
          <table:table-cell table:style-name="ce8"/>
          <table:table-cell office:value-type="float" office:value="9.4553431482617754" table:formula="of:=[.J15]-[.$C$15]" table:style-name="ce8">
            <text:p>9.455343148</text:p>
          </table:table-cell>
          <table:table-cell office:value-type="float" office:value="10.274938200990796" table:formula="of:=[.K15]-[.$C$15]" table:style-name="ce8">
            <text:p>10.2749382</text:p>
          </table:table-cell>
          <table:table-cell office:value-type="float" office:value="14.936675405764074" table:formula="of:=[.L15]-[.$C$15]" table:style-name="ce8">
            <text:p>14.93667541</text:p>
          </table:table-cell>
          <table:table-cell table:number-columns-repeated="2" table:style-name="ce1"/>
          <table:table-cell office:value-type="string" table:style-name="ce1">
            <text:p>--&gt; at generation 11, 13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generation since 1x aTc</text:p>
          </table:table-cell>
          <table:table-cell table:number-columns-repeated="3" table:style-name="ce9"/>
          <table:table-cell office:value-type="float" office:value="0" table:formula="of:=[.E15]-[.$E$15]" table:style-name="ce9">
            <text:p>0</text:p>
          </table:table-cell>
          <table:table-cell office:value-type="float" office:value="1.003490580607667" table:formula="of:=[.F15]-[.$E$15]" table:style-name="ce9">
            <text:p>1.003490581</text:p>
          </table:table-cell>
          <table:table-cell table:style-name="ce9"/>
          <table:table-cell office:value-type="float" office:value="4.3429929714227438" table:formula="of:=[.H15]-[.$E$15]" table:style-name="ce9">
            <text:p>4.342992971</text:p>
          </table:table-cell>
          <table:table-cell table:style-name="ce9"/>
          <table:table-cell office:value-type="float" office:value="6.1916263294418403" table:formula="of:=[.J15]-[.$E$15]" table:style-name="ce9">
            <text:p>6.191626329</text:p>
          </table:table-cell>
          <table:table-cell office:value-type="float" office:value="7.0112213821708611" table:formula="of:=[.K15]-[.$E$15]" table:style-name="ce9">
            <text:p>7.011221382</text:p>
          </table:table-cell>
          <table:table-cell office:value-type="float" office:value="11.672958586944139" table:formula="of:=[.L15] - [.$E$15]" table:style-name="ce9">
            <text:p>11.67295859</text:p>
          </table:table-cell>
          <table:table-cell table:style-name="ce7"/>
          <table:table-cell office:value-type="float" office:value="22.922043851044393" table:formula="of:=(8-[.K17])*[.K14]" table:style-name="ce7">
            <text:p>22.92204385</text:p>
          </table:table-cell>
          <table:table-cell office:value-type="string" table:style-name="ce7">
            <text:p>--&gt; at generation 8, 10, approx. 18/03/23, around lunch time; generation 10: Monday morning</text:p>
          </table:table-cell>
          <table:table-cell table:number-columns-repeated="16369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C2-5-8, actual time</text:p>
          </table:table-cell>
          <table:table-cell office:value-type="string" table:style-name="ce2">
            <text:p>21:45, 06/03/23</text:p>
          </table:table-cell>
          <table:table-cell office:value-type="string" table:style-name="ce2">
            <text:p>12:00, 08/03/23</text:p>
          </table:table-cell>
          <table:table-cell table:style-name="ce2"/>
          <table:table-cell office:value-type="string" table:style-name="ce2">
            <text:p>14:00, 10/03/23</text:p>
          </table:table-cell>
          <table:table-cell office:value-type="string" table:style-name="ce2">
            <text:p>15:40, 11/03/23</text:p>
          </table:table-cell>
          <table:table-cell table:number-columns-repeated="4" table:style-name="ce2"/>
          <table:table-cell table:number-columns-repeated="16374" table:style-name="ce4"/>
        </table:table-row>
        <table:table-row table:style-name="ro1">
          <table:table-cell office:value-type="string" table:style-name="ce5">
            <text:p>MC2-5-8, internal time</text:p>
          </table:table-cell>
          <table:table-cell office:value-type="float" office:value="0" table:style-name="ce5">
            <text:p>0</text:p>
          </table:table-cell>
          <table:table-cell office:value-type="float" office:value="38.25" table:formula="of:=[.B20]+48-(21.75-12)" table:style-name="ce5">
            <text:p>38.25</text:p>
          </table:table-cell>
          <table:table-cell table:style-name="ce5"/>
          <table:table-cell office:value-type="float" office:value="88.25" table:formula="of:=[.C20]+48+2" table:style-name="ce5">
            <text:p>88.25</text:p>
          </table:table-cell>
          <table:table-cell office:value-type="float" office:value="113.91666666666667" table:formula="of:=[.E20]+24+(15+40/60-14)" table:style-name="ce5">
            <text:p>113.9166667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0h – 40h</text:p>
          </table:table-cell>
          <table:table-cell table:style-name="ce1"/>
          <table:table-cell office:value-type="string" table:style-name="ce1">
            <text:p>40h – 90h</text:p>
          </table:table-cell>
          <table:table-cell office:value-type="string" table:style-name="ce1">
            <text:p>90h-115h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µ in this time</text:p>
          </table:table-cell>
          <table:table-cell table:style-name="ce4"/>
          <table:table-cell office:value-type="float" office:value="5.5500000000000001E-2" table:style-name="ce4">
            <text:p>0.0555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7.8899999999999998E-2" table:style-name="ce1">
            <text:p>0.0789</text:p>
          </table:table-cell>
          <table:table-cell table:number-columns-repeated="6" table:style-name="ce1"/>
          <table:table-cell office:value-type="string" table:style-name="ce1">
            <text:p>growth does not make much sense → generation calculation not really possible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6.9800000000000001E-2" table:style-name="ce1">
            <text:p>0.0698</text:p>
          </table:table-cell>
          <table:table-cell table:number-columns-repeated="6" table:style-name="ce1"/>
          <table:table-cell office:value-type="string" table:style-name="ce1">
            <text:p>and anyways contamination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7"/>
          <table:table-cell office:value-type="float" office:value="4.7500000000000001E-2" table:style-name="ce7">
            <text:p>0.0475</text:p>
          </table:table-cell>
          <table:table-cell table:number-columns-repeated="3" table:style-name="ce7"/>
          <table:table-cell table:number-columns-repeated="16378" table:style-name="ce1"/>
        </table:table-row>
        <table:table-row table:style-name="ro1">
          <table:table-cell office:value-type="string" table:style-name="ce1">
            <text:p>µ (average)</text:p>
          </table:table-cell>
          <table:table-cell table:style-name="ce1"/>
          <table:table-cell office:value-type="float" office:value="6.2924999999999995E-2" table:formula="of:=AVERAGE([.C22:.C25])" table:style-name="ce1">
            <text:p>0.0629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ubling time (h)</text:p>
          </table:table-cell>
          <table:table-cell table:style-name="ce1"/>
          <table:table-cell office:value-type="float" office:value="11.015449830114347" table:formula="of:=LN(2)/[.C26]" table:style-name="ce1">
            <text:p>11.0154498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generation?</text:p>
          </table:table-cell>
          <table:table-cell table:style-name="ce9"/>
          <table:table-cell office:value-type="float" office:value="3.4723956433836296" table:formula="of:=[.C20]/[.C27]" table:style-name="ce9">
            <text:p>3.472395643</text:p>
          </table:table-cell>
          <table:table-cell table:number-columns-repeated="7" table:style-name="ce9"/>
          <table:table-cell table:number-columns-repeated="16374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C3, actual time</text:p>
          </table:table-cell>
          <table:table-cell office:value-type="string" table:style-name="ce2">
            <text:p>13:15, 07/03/23</text:p>
          </table:table-cell>
          <table:table-cell office:value-type="string" table:style-name="ce2">
            <text:p>12:00, 08/03/23</text:p>
          </table:table-cell>
          <table:table-cell office:value-type="string" table:style-name="ce2">
            <text:p>15:15, 09/03/23</text:p>
          </table:table-cell>
          <table:table-cell office:value-type="string" table:style-name="ce2">
            <text:p>14:00, 10/03/23</text:p>
          </table:table-cell>
          <table:table-cell office:value-type="string" table:style-name="ce2">
            <text:p>15:50, 11/03/23</text:p>
          </table:table-cell>
          <table:table-cell table:number-columns-repeated="3" table:style-name="ce2"/>
          <table:table-cell office:value-type="string" table:style-name="ce2">
            <text:p>18:00, 16/03/23</text:p>
          </table:table-cell>
          <table:table-cell office:value-type="string" table:style-name="ce2">
            <text:p>13:00, 17/03/23</text:p>
          </table:table-cell>
          <table:table-cell office:value-type="date" office:date-value="2023-03-20T14:15:00" table:style-name="ce3">
            <text:p>20.03.23 14:15</text:p>
          </table:table-cell>
          <table:table-cell table:number-columns-repeated="16372" table:style-name="ce4"/>
        </table:table-row>
        <table:table-row table:style-name="ro1">
          <table:table-cell office:value-type="string" table:style-name="ce5">
            <text:p>MC3, internal time</text:p>
          </table:table-cell>
          <table:table-cell office:value-type="float" office:value="0" table:style-name="ce5">
            <text:p>0</text:p>
          </table:table-cell>
          <table:table-cell office:value-type="float" office:value="22.75" table:formula="of:=[.B31]+24-1.25" table:style-name="ce5">
            <text:p>22.75</text:p>
          </table:table-cell>
          <table:table-cell office:value-type="float" office:value="50" table:formula="of:=[.C31]+24+3.25" table:style-name="ce5">
            <text:p>50</text:p>
          </table:table-cell>
          <table:table-cell office:value-type="float" office:value="72.75" table:formula="of:=[.D31]+24-(15.25-14)" table:style-name="ce5">
            <text:p>72.75</text:p>
          </table:table-cell>
          <table:table-cell office:value-type="float" office:value="98.583333333333329" table:formula="of:=[.E31]+24+(15+50/60-14)" table:style-name="ce5">
            <text:p>98.58333333</text:p>
          </table:table-cell>
          <table:table-cell table:number-columns-repeated="3" table:style-name="ce5"/>
          <table:table-cell office:value-type="float" office:value="220.74999999999997" table:formula="of:=[.F31]+(4*24)-(50/60)+9+18" table:style-name="ce5">
            <text:p>220.75</text:p>
          </table:table-cell>
          <table:table-cell office:value-type="float" office:value="239.74999999999997" table:formula="of:=[.J31]+6+13" table:style-name="ce5">
            <text:p>239.75</text:p>
          </table:table-cell>
          <table:table-cell office:value-type="float" office:value="313" table:formula="of:=[.K31]+11+48+14.25" table:style-name="ce5">
            <text:p>313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0 h – 20 h</text:p>
          </table:table-cell>
          <table:table-cell office:value-type="string" table:style-name="ce1">
            <text:p>20 h – 50 h</text:p>
          </table:table-cell>
          <table:table-cell office:value-type="string" table:style-name="ce1">
            <text:p>50 h – 70 h</text:p>
          </table:table-cell>
          <table:table-cell office:value-type="string" table:style-name="ce1">
            <text:p>70h – 100 h</text:p>
          </table:table-cell>
          <table:table-cell table:number-columns-repeated="3" table:style-name="ce1"/>
          <table:table-cell office:value-type="string" table:style-name="ce1">
            <text:p>100h – 220h</text:p>
          </table:table-cell>
          <table:table-cell office:value-type="string" table:style-name="ce1">
            <text:p>220h – 240h</text:p>
          </table:table-cell>
          <table:table-cell office:value-type="string" table:style-name="ce1">
            <text:p>240-310h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µ in this time , Ch 1</text:p>
          </table:table-cell>
          <table:table-cell table:style-name="ce4"/>
          <table:table-cell office:value-type="float" office:value="6.4500000000000002E-2" table:style-name="ce4">
            <text:p>0.0645</text:p>
          </table:table-cell>
          <table:table-cell office:value-type="float" office:value="5.33E-2" table:style-name="ce4">
            <text:p>0.0533</text:p>
          </table:table-cell>
          <table:table-cell office:value-type="float" office:value="3.49E-2" table:style-name="ce4">
            <text:p>0.0349</text:p>
          </table:table-cell>
          <table:table-cell office:value-type="float" office:value="4.5400000000000003E-2" table:style-name="ce4">
            <text:p>0.0454</text:p>
          </table:table-cell>
          <table:table-cell table:number-columns-repeated="3" table:style-name="ce4"/>
          <table:table-cell office:value-type="float" office:value="8.0999999999999996E-3" table:style-name="ce4">
            <text:p>0.0081</text:p>
          </table:table-cell>
          <table:table-cell office:value-type="float" office:value="4.2299999999999997E-2" table:style-name="ce4">
            <text:p>0.0423</text:p>
          </table:table-cell>
          <table:table-cell office:value-type="float" office:value="2.7400000000000001E-2" table:style-name="ce1">
            <text:p>0.027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h 2</text:p>
          </table:table-cell>
          <table:table-cell table:style-name="ce1"/>
          <table:table-cell office:value-type="float" office:value="6.5600000000000006E-2" table:style-name="ce1">
            <text:p>0.0656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3.85E-2" table:style-name="ce1">
            <text:p>0.0385</text:p>
          </table:table-cell>
          <table:table-cell office:value-type="float" office:value="3.85E-2" table:style-name="ce1">
            <text:p>0.0385</text:p>
          </table:table-cell>
          <table:table-cell table:number-columns-repeated="3" table:style-name="ce1"/>
          <table:table-cell office:value-type="float" office:value="4.1000000000000002E-2" table:style-name="ce1">
            <text:p>0.041</text:p>
          </table:table-cell>
          <table:table-cell office:value-type="float" office:value="4.1200000000000001E-2" table:style-name="ce1">
            <text:p>0.0412</text:p>
          </table:table-cell>
          <table:table-cell office:value-type="float" office:value="3.8800000000000001E-2" table:style-name="ce1">
            <text:p>0.038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h 3</text:p>
          </table:table-cell>
          <table:table-cell table:style-name="ce1"/>
          <table:table-cell office:value-type="float" office:value="7.2599999999999998E-2" table:style-name="ce1">
            <text:p>0.07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3" table:style-name="ce1"/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h 4</text:p>
          </table:table-cell>
          <table:table-cell table:style-name="ce7"/>
          <table:table-cell office:value-type="float" office:value="6.9400000000000003E-2" table:style-name="ce7">
            <text:p>0.0694</text:p>
          </table:table-cell>
          <table:table-cell office:value-type="float" office:value="7.3599999999999999E-2" table:style-name="ce7">
            <text:p>0.0736</text:p>
          </table:table-cell>
          <table:table-cell office:value-type="float" office:value="4.02E-2" table:style-name="ce7">
            <text:p>0.0402</text:p>
          </table:table-cell>
          <table:table-cell office:value-type="float" office:value="2.52E-2" table:style-name="ce7">
            <text:p>0.0252</text:p>
          </table:table-cell>
          <table:table-cell table:number-columns-repeated="3" table:style-name="ce7"/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1">
            <text:p>N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µ (average)</text:p>
          </table:table-cell>
          <table:table-cell table:style-name="ce1"/>
          <table:table-cell office:value-type="float" office:value="6.8025000000000002E-2" table:formula="of:=AVERAGE([.C33:.C36])" table:style-name="ce1">
            <text:p>0.068025</text:p>
          </table:table-cell>
          <table:table-cell office:value-type="float" office:value="6.2066666666666666E-2" table:formula="of:=AVERAGE([.D33:.D36])" table:style-name="ce1">
            <text:p>0.062066667</text:p>
          </table:table-cell>
          <table:table-cell office:value-type="float" office:value="3.7866666666666667E-2" table:formula="of:=AVERAGE([.E33:.E36])" table:style-name="ce1">
            <text:p>0.037866667</text:p>
          </table:table-cell>
          <table:table-cell office:value-type="float" office:value="3.6366666666666665E-2" table:formula="of:=AVERAGE([.F33:.F36])" table:style-name="ce1">
            <text:p>0.036366667</text:p>
          </table:table-cell>
          <table:table-cell table:number-columns-repeated="3" table:style-name="ce1"/>
          <table:table-cell office:value-type="float" office:value="2.4550000000000002E-2" table:formula="of:=AVERAGE([.J33:.J36])" table:style-name="ce1">
            <text:p>0.02455</text:p>
          </table:table-cell>
          <table:table-cell office:value-type="float" office:value="4.1749999999999995E-2" table:formula="of:=AVERAGE([.K33:.K36])" table:style-name="ce1">
            <text:p>0.04175</text:p>
          </table:table-cell>
          <table:table-cell office:value-type="float" office:value="3.3100000000000004E-2" table:formula="of:=AVERAGE([.L33:.L36])" table:style-name="ce1">
            <text:p>0.033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doubling time</text:p>
          </table:table-cell>
          <table:table-cell table:style-name="ce1"/>
          <table:table-cell office:value-type="float" office:value="10.189594716059467" table:formula="of:=LN(2)/[.C37]" table:style-name="ce1">
            <text:p>10.18959472</text:p>
          </table:table-cell>
          <table:table-cell office:value-type="float" office:value="11.167784864016305" table:formula="of:=LN(2)/[.D37]" table:style-name="ce1">
            <text:p>11.16778486</text:p>
          </table:table-cell>
          <table:table-cell office:value-type="float" office:value="18.304943148590105" table:formula="of:=LN(2)/[.E37]" table:style-name="ce1">
            <text:p>18.30494315</text:p>
          </table:table-cell>
          <table:table-cell office:value-type="float" office:value="19.059959135470539" table:formula="of:=LN(2)/[.F37]" table:style-name="ce1">
            <text:p>19.05995914</text:p>
          </table:table-cell>
          <table:table-cell table:number-columns-repeated="3" table:style-name="ce1"/>
          <table:table-cell office:value-type="float" office:value="28.234101041138299" table:formula="of:=LN(2)/[.J37]" table:style-name="ce1">
            <text:p>28.23410104</text:p>
          </table:table-cell>
          <table:table-cell office:value-type="float" office:value="16.602327678082524" table:formula="of:=LN(2)/[.K37]" table:style-name="ce1">
            <text:p>16.60232768</text:p>
          </table:table-cell>
          <table:table-cell office:value-type="float" office:value="20.941002433835202" table:formula="of:=LN(2)/[.L37]" table:style-name="ce1">
            <text:p>20.9410024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eneration?</text:p>
          </table:table-cell>
          <table:table-cell table:style-name="ce1"/>
          <table:table-cell office:value-type="float" office:value="2.2326697610597321" table:formula="of:=[.C31]/[.C38]" table:style-name="ce1">
            <text:p>2.232669761</text:p>
          </table:table-cell>
          <table:table-cell office:value-type="float" office:value="4.6727239286325837" table:formula="of:=([.D31]-[.C31])/[.D38]+[.C39]" table:style-name="ce1">
            <text:p>4.672723929</text:p>
          </table:table-cell>
          <table:table-cell office:value-type="float" office:value="5.9155576165237296" table:formula="of:=([.E31]-[.D31])/[.E38]+[.D39]" table:style-name="ce1">
            <text:p>5.915557617</text:p>
          </table:table-cell>
          <table:table-cell office:value-type="float" office:value="7.2709295325766634" table:formula="of:=([.F31]-[.E31])/[.F38]+[.E39]" table:style-name="ce1">
            <text:p>7.270929533</text:p>
          </table:table-cell>
          <table:table-cell table:number-columns-repeated="3" table:style-name="ce1"/>
          <table:table-cell office:value-type="float" office:value="11.597848476752169" table:formula="of:=([.J31]-[.F31])/[.J38]+[.F39]" table:style-name="ce1">
            <text:p>11.59784848</text:p>
          </table:table-cell>
          <table:table-cell office:value-type="float" office:value="12.742266317937339" table:formula="of:=([.K31]-[.J31])/[.K38]+[.J39]" table:style-name="ce1">
            <text:p>12.74226632</text:p>
          </table:table-cell>
          <table:table-cell office:value-type="float" office:value="16.240188646700702" table:formula="of:=([.L31]-[.K31])/[.L38]+[.K39]" table:style-name="ce1">
            <text:p>16.2401886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">
            <text:p>generation since 0.2x aTc</text:p>
          </table:table-cell>
          <table:table-cell table:style-name="ce8"/>
          <table:table-cell office:value-type="float" office:value="0" table:formula="of:=[.C39]-[.$C$39]" table:style-name="ce8">
            <text:p>0</text:p>
          </table:table-cell>
          <table:table-cell office:value-type="float" office:value="2.4400541675728515" table:formula="of:=[.D39]-[.$C$39]" table:style-name="ce8">
            <text:p>2.440054168</text:p>
          </table:table-cell>
          <table:table-cell office:value-type="float" office:value="3.6828878554639974" table:formula="of:=[.E39]-[.$C$39]" table:style-name="ce8">
            <text:p>3.682887855</text:p>
          </table:table-cell>
          <table:table-cell office:value-type="float" office:value="5.0382597715169313" table:formula="of:=[.F39]-[.$C$39]" table:style-name="ce8">
            <text:p>5.038259772</text:p>
          </table:table-cell>
          <table:table-cell table:number-columns-repeated="3" table:style-name="ce8"/>
          <table:table-cell office:value-type="float" office:value="9.3651787156924371" table:formula="of:=[.J39]-[.$C$39]" table:style-name="ce8">
            <text:p>9.365178716</text:p>
          </table:table-cell>
          <table:table-cell office:value-type="float" office:value="9.4823255530126218" table:formula="of:=[.K39]-[.$C$15]" table:style-name="ce8">
            <text:p>9.482325553</text:p>
          </table:table-cell>
          <table:table-cell office:value-type="float" office:value="14.00751888564097" table:formula="of:=[.L39] - [.$C$39]" table:style-name="ce8">
            <text:p>14.00751889</text:p>
          </table:table-cell>
          <table:table-cell table:number-columns-repeated="2" table:style-name="ce1"/>
          <table:table-cell office:value-type="string" table:style-name="ce1">
            <text:p>--&gt; Sat lunch time, Monday morning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generation since 1x aTc</text:p>
          </table:table-cell>
          <table:table-cell table:number-columns-repeated="3" table:style-name="ce9"/>
          <table:table-cell office:value-type="float" office:value="0" table:formula="of:=[.E39]-[.$E$39]" table:style-name="ce9">
            <text:p>0</text:p>
          </table:table-cell>
          <table:table-cell office:value-type="float" office:value="1.3553719160529338" table:formula="of:=[.F39]-[.$E$39]" table:style-name="ce9">
            <text:p>1.355371916</text:p>
          </table:table-cell>
          <table:table-cell table:number-columns-repeated="3" table:style-name="ce9"/>
          <table:table-cell office:value-type="float" office:value="5.6822908602284397" table:formula="of:=[.J39]-[.$E$39]" table:style-name="ce9">
            <text:p>5.68229086</text:p>
          </table:table-cell>
          <table:table-cell office:value-type="float" office:value="6.2186087341926868" table:formula="of:=[.K39]-[.$E$15]" table:style-name="ce9">
            <text:p>6.218608734</text:p>
          </table:table-cell>
          <table:table-cell office:value-type="float" office:value="10.324631030176972" table:formula="of:=[.L40]-[.E40]" table:style-name="ce9">
            <text:p>10.32463103</text:p>
          </table:table-cell>
          <table:table-cell table:style-name="ce7"/>
          <table:table-cell office:value-type="float" office:value="12.972913839724695" table:formula="of:=(7-[.K41])*[.K38]" table:style-name="ce7">
            <text:p>12.97291384</text:p>
          </table:table-cell>
          <table:table-cell office:value-type="string" table:style-name="ce7">
            <text:p>--&gt; at generation 7, 9, 11?</text:p>
          </table:table-cell>
          <table:table-cell table:number-columns-repeated="16369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4</text:p>
          </table:table-cell>
          <table:table-cell office:value-type="string" table:style-name="ce1">
            <text:p>21:45, 06/03/23</text:p>
          </table:table-cell>
          <table:table-cell office:value-type="string" table:style-name="ce1">
            <text:p>12:00, 08/03/23</text:p>
          </table:table-cell>
          <table:table-cell table:style-name="ce1"/>
          <table:table-cell office:value-type="string" table:style-name="ce1">
            <text:p>14:00, 10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C4</text:p>
          </table:table-cell>
          <table:table-cell office:value-type="float" office:value="0" table:style-name="ce1">
            <text:p>0</text:p>
          </table:table-cell>
          <table:table-cell office:value-type="float" office:value="38.25" table:formula="of:=[.B44]+48-(21.75-12)" table:style-name="ce1">
            <text:p>38.25</text:p>
          </table:table-cell>
          <table:table-cell table:style-name="ce1"/>
          <table:table-cell office:value-type="float" office:value="88.25" table:formula="of:=[.C44]+48+2" table:style-name="ce1">
            <text:p>88.2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C4-1-4, actual time</text:p>
          </table:table-cell>
          <table:table-cell office:value-type="string" table:style-name="ce2">
            <text:p>21:45, 06/03/23</text:p>
          </table:table-cell>
          <table:table-cell office:value-type="string" table:style-name="ce2">
            <text:p>12:00, 08/03/23</text:p>
          </table:table-cell>
          <table:table-cell table:style-name="ce2"/>
          <table:table-cell office:value-type="string" table:style-name="ce2">
            <text:p>14:00, 10/03/23</text:p>
          </table:table-cell>
          <table:table-cell office:value-type="string" table:style-name="ce2">
            <text:p>15:42, 11/03/23</text:p>
          </table:table-cell>
          <table:table-cell table:style-name="ce2"/>
          <table:table-cell office:value-type="string" table:style-name="ce2">
            <text:p>15:00, 14/03/23</text:p>
          </table:table-cell>
          <table:table-cell table:style-name="ce2"/>
          <table:table-cell office:value-type="string" table:style-name="ce2">
            <text:p>18:00, 16/03/23</text:p>
          </table:table-cell>
          <table:table-cell office:value-type="string" table:style-name="ce2">
            <text:p>13:00, 17/03/23</text:p>
          </table:table-cell>
          <table:table-cell office:value-type="string" table:style-name="ce2">
            <text:p>20.03.23 20/03/23</text:p>
          </table:table-cell>
          <table:table-cell table:number-columns-repeated="16372" table:style-name="ce4"/>
        </table:table-row>
        <table:table-row table:style-name="ro1">
          <table:table-cell office:value-type="string" table:style-name="ce5">
            <text:p>MC4-1-4, internal time</text:p>
          </table:table-cell>
          <table:table-cell office:value-type="float" office:value="0" table:style-name="ce5">
            <text:p>0</text:p>
          </table:table-cell>
          <table:table-cell office:value-type="float" office:value="38.25" table:formula="of:=[.B47]+48-(21.75-12)" table:style-name="ce5">
            <text:p>38.25</text:p>
          </table:table-cell>
          <table:table-cell table:style-name="ce5"/>
          <table:table-cell office:value-type="float" office:value="88.25" table:formula="of:=[.C47]+48+2" table:style-name="ce5">
            <text:p>88.25</text:p>
          </table:table-cell>
          <table:table-cell office:value-type="float" office:value="113.91666666666667" table:formula="of:=[.E47]+24+(15+40/60-14)" table:style-name="ce5">
            <text:p>113.9166667</text:p>
          </table:table-cell>
          <table:table-cell table:style-name="ce5"/>
          <table:table-cell office:value-type="float" office:value="185.25000000000003" table:formula="of:=[.F47]+(24*3)-(40/60)" table:style-name="ce5">
            <text:p>185.25</text:p>
          </table:table-cell>
          <table:table-cell table:style-name="ce5"/>
          <table:table-cell office:value-type="float" office:value="236.25000000000003" table:formula="of:=[.H47]+24+9+18" table:style-name="ce5">
            <text:p>236.25</text:p>
          </table:table-cell>
          <table:table-cell office:value-type="float" office:value="255.25000000000003" table:formula="of:=[.J47]+6+13" table:style-name="ce5">
            <text:p>255.25</text:p>
          </table:table-cell>
          <table:table-cell office:value-type="float" office:value="280.5" table:formula="of:=[.K47]+11+14.25" table:style-name="ce5">
            <text:p>280.5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0h – 40h</text:p>
          </table:table-cell>
          <table:table-cell table:style-name="ce1"/>
          <table:table-cell office:value-type="string" table:style-name="ce1">
            <text:p>40h – 90h</text:p>
          </table:table-cell>
          <table:table-cell office:value-type="string" table:style-name="ce1">
            <text:p>90h – 115h, growth: 105-115h, 90-92.5, µ for 105-115 -&gt; 12.5h of 25h growth</text:p>
          </table:table-cell>
          <table:table-cell table:style-name="ce1"/>
          <table:table-cell office:value-type="string" table:style-name="ce1">
            <text:p>115h-185h</text:p>
          </table:table-cell>
          <table:table-cell table:style-name="ce1"/>
          <table:table-cell office:value-type="string" table:style-name="ce1">
            <text:p>185h-235h</text:p>
          </table:table-cell>
          <table:table-cell office:value-type="string" table:style-name="ce1">
            <text:p>235h – 255h</text:p>
          </table:table-cell>
          <table:table-cell office:value-type="string" table:style-name="ce1">
            <text:p>255h-305h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µ in this time, channel 1</text:p>
          </table:table-cell>
          <table:table-cell table:style-name="ce4"/>
          <table:table-cell office:value-type="float" office:value="8.2100000000000006E-2" table:style-name="ce4">
            <text:p>0.0821</text:p>
          </table:table-cell>
          <table:table-cell table:number-columns-repeated="2" table:style-name="ce4"/>
          <table:table-cell office:value-type="float" office:value="7.0499999999999993E-2" table:style-name="ce4">
            <text:p>0.0705</text:p>
          </table:table-cell>
          <table:table-cell table:number-columns-repeated="5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Ch 2</text:p>
          </table:table-cell>
          <table:table-cell table:style-name="ce1"/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N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h 3</text:p>
          </table:table-cell>
          <table:table-cell table:style-name="ce1"/>
          <table:table-cell office:value-type="float" office:value="7.1999999999999995E-2" table:style-name="ce1">
            <text:p>0.072</text:p>
          </table:table-cell>
          <table:table-cell table:number-columns-repeated="2" table:style-name="ce1"/>
          <table:table-cell office:value-type="float" office:value="3.8600000000000002E-2" table:style-name="ce1">
            <text:p>0.03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 4</text:p>
          </table:table-cell>
          <table:table-cell table:style-name="ce7"/>
          <table:table-cell office:value-type="float" office:value="6.2E-2" table:style-name="ce7">
            <text:p>0.062</text:p>
          </table:table-cell>
          <table:table-cell table:style-name="ce7"/>
          <table:table-cell office:value-type="string" table:style-name="ce7">
            <text:p>compare below!</text:p>
          </table:table-cell>
          <table:table-cell office:value-type="float" office:value="5.0799999999999998E-2" table:style-name="ce7">
            <text:p>0.0508</text:p>
          </table:table-cell>
          <table:table-cell table:style-name="ce7"/>
          <table:table-cell office:value-type="string" table:style-name="ce7">
            <text:p>compare below!</text:p>
          </table:table-cell>
          <table:table-cell table:style-name="ce7"/>
          <table:table-cell office:value-type="string" table:style-name="ce7">
            <text:p>compare below!</text:p>
          </table:table-cell>
          <table:table-cell office:value-type="string" table:style-name="ce7">
            <text:p>compare below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verage</text:p>
          </table:table-cell>
          <table:table-cell table:style-name="ce1"/>
          <table:table-cell office:value-type="float" office:value="7.2033333333333338E-2" table:formula="of:=AVERAGE([.C49:.C52])" table:style-name="ce1">
            <text:p>0.072033333</text:p>
          </table:table-cell>
          <table:table-cell table:style-name="ce1"/>
          <table:table-cell office:value-type="float" office:value="3.356E-2" table:formula="of:=[.D83]" table:style-name="ce1">
            <text:p>0.03356</text:p>
          </table:table-cell>
          <table:table-cell office:value-type="float" office:value="2.6649999999999997E-2" table:formula="of:=AVERAGE([.F49:.F52])/2" table:style-name="ce1">
            <text:p>0.02665</text:p>
          </table:table-cell>
          <table:table-cell table:style-name="ce1"/>
          <table:table-cell office:value-type="float" office:value="2.1295238095238096E-2" table:formula="of:=[.H83]" table:style-name="ce1">
            <text:p>0.021295238</text:p>
          </table:table-cell>
          <table:table-cell table:style-name="ce1"/>
          <table:table-cell office:value-type="float" office:value="2.9033333333333335E-2" table:formula="of:=[.H92]" table:style-name="ce1">
            <text:p>0.029033333</text:p>
          </table:table-cell>
          <table:table-cell office:value-type="float" office:value="3.4375000000000003E-2" table:style-name="ce1">
            <text:p>0.034375</text:p>
          </table:table-cell>
          <table:table-cell office:value-type="float" office:value="2.0666666666666667E-2" table:style-name="ce1">
            <text:p>0.02066666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doubling time</text:p>
          </table:table-cell>
          <table:table-cell table:style-name="ce1"/>
          <table:table-cell office:value-type="float" office:value="9.6225892720029425" table:formula="of:=LN(2)/[.C53]" table:style-name="ce1">
            <text:p>9.622589272</text:p>
          </table:table-cell>
          <table:table-cell table:style-name="ce1"/>
          <table:table-cell office:value-type="float" office:value="20.653968431464399" table:formula="of:=LN(2)/[.E53]" table:style-name="ce1">
            <text:p>20.65396843</text:p>
          </table:table-cell>
          <table:table-cell office:value-type="float" office:value="26.0092750679154" table:formula="of:=LN(2)/[.F53]" table:style-name="ce1">
            <text:p>26.00927507</text:p>
          </table:table-cell>
          <table:table-cell table:style-name="ce1"/>
          <table:table-cell office:value-type="float" office:value="32.549398013772027" table:formula="of:=LN(2)/[.H53]" table:style-name="ce1">
            <text:p>32.54939801</text:p>
          </table:table-cell>
          <table:table-cell table:style-name="ce1"/>
          <table:table-cell office:value-type="float" office:value="23.874185323534281" table:formula="of:=LN(2)/[.J53]" table:style-name="ce1">
            <text:p>23.87418532</text:p>
          </table:table-cell>
          <table:table-cell office:value-type="float" office:value="20.164281616289315" table:formula="of:=LN(2)/[.K53]" table:style-name="ce1">
            <text:p>20.16428162</text:p>
          </table:table-cell>
          <table:table-cell office:value-type="float" office:value="33.539379704513479" table:formula="of:=LN(2)/[.L53]" table:style-name="ce1">
            <text:p>33.5393797</text:p>
          </table:table-cell>
          <table:table-cell table:number-columns-repeated="2" table:style-name="ce1"/>
          <table:table-cell office:value-type="string" table:style-name="ce1">
            <text:p>--&gt; maybe Monday morning?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eneration?</text:p>
          </table:table-cell>
          <table:table-cell table:style-name="ce1"/>
          <table:table-cell office:value-type="float" office:value="3.9750215787853387" table:formula="of:=[.C47]/[.C54]" table:style-name="ce1">
            <text:p>3.975021579</text:p>
          </table:table-cell>
          <table:table-cell table:style-name="ce1"/>
          <table:table-cell office:value-type="float" office:value="6.3958638573970195" table:formula="of:=([.E47]-[.C47])/[.E54]+[.C55]" table:style-name="ce1">
            <text:p>6.395863857</text:p>
          </table:table-cell>
          <table:table-cell office:value-type="float" office:value="7.3826913102824188" table:formula="of:=([.F47]-[.E47])/[.F54]+[.E55]" table:style-name="ce1">
            <text:p>7.38269131</text:p>
          </table:table-cell>
          <table:table-cell table:style-name="ce1"/>
          <table:table-cell office:value-type="float" office:value="9.5742320970936348" table:formula="of:=([.H47]-[.F47])/[.H54]+[.F55]" table:style-name="ce1">
            <text:p>9.574232097</text:p>
          </table:table-cell>
          <table:table-cell table:style-name="ce1"/>
          <table:table-cell office:value-type="float" office:value="11.710430644137922" table:formula="of:=([.J47]-[.H47])/[.J54]+[.H55]" table:style-name="ce1">
            <text:p>11.71043064</text:p>
          </table:table-cell>
          <table:table-cell office:value-type="float" office:value="12.652690842718526" table:formula="of:=([.K47]-[.J47])/[.K54]+[.J55]" table:style-name="ce1">
            <text:p>12.65269084</text:p>
          </table:table-cell>
          <table:table-cell office:value-type="float" office:value="13.405537204889082" table:formula="of:=([.L47]-[.K47])/[.L54]+[.K55]" table:style-name="ce1">
            <text:p>13.405537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">
            <text:p>generation since 0.2x aTc</text:p>
          </table:table-cell>
          <table:table-cell table:style-name="ce8"/>
          <table:table-cell office:value-type="float" office:value="0" table:formula="of:=[.C55]-[.$C$55]" table:style-name="ce8">
            <text:p>0</text:p>
          </table:table-cell>
          <table:table-cell table:style-name="ce8"/>
          <table:table-cell office:value-type="float" office:value="2.4208422786116808" table:formula="of:=[.E55]-[.$C$55]" table:style-name="ce8">
            <text:p>2.420842279</text:p>
          </table:table-cell>
          <table:table-cell office:value-type="float" office:value="3.4076697314970801" table:formula="of:=[.F55]-[.$C$55]" table:style-name="ce8">
            <text:p>3.407669731</text:p>
          </table:table-cell>
          <table:table-cell table:style-name="ce8"/>
          <table:table-cell office:value-type="float" office:value="5.5992105183082961" table:formula="of:=[.H55]-[.$C$55]" table:style-name="ce8">
            <text:p>5.599210518</text:p>
          </table:table-cell>
          <table:table-cell table:style-name="ce8"/>
          <table:table-cell office:value-type="float" office:value="7.7354090653525835" table:formula="of:=[.J55]-[.$C$55]" table:style-name="ce8">
            <text:p>7.735409065</text:p>
          </table:table-cell>
          <table:table-cell office:value-type="float" office:value="8.6776692639331863" table:formula="of:=[.K55]-[.$C$55]" table:style-name="ce8">
            <text:p>8.677669264</text:p>
          </table:table-cell>
          <table:table-cell office:value-type="float" office:value="9.4305156261037446" table:formula="of:=[.L55]-[.$C$55]" table:style-name="ce8">
            <text:p>9.430515626</text:p>
          </table:table-cell>
          <table:table-cell office:value-type="string" table:style-name="ce1">
            <text:p>&gt; must be farther</text:p>
          </table:table-cell>
          <table:table-cell table:style-name="ce1"/>
          <table:table-cell office:value-type="string" table:style-name="ce1">
            <text:p>--&gt; at generation 9, 11?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generation since 1x aTc</text:p>
          </table:table-cell>
          <table:table-cell table:number-columns-repeated="3" table:style-name="ce9"/>
          <table:table-cell office:value-type="float" office:value="0" table:formula="of:=[.E55]-[.$E$55]" table:style-name="ce9">
            <text:p>0</text:p>
          </table:table-cell>
          <table:table-cell office:value-type="float" office:value="0.9868274528853993" table:formula="of:=[.F55]-[.$E$55]" table:style-name="ce9">
            <text:p>0.986827453</text:p>
          </table:table-cell>
          <table:table-cell table:style-name="ce9"/>
          <table:table-cell office:value-type="float" office:value="3.1783682396966153" table:formula="of:=[.H55]-[.$E$55]" table:style-name="ce9">
            <text:p>3.17836824</text:p>
          </table:table-cell>
          <table:table-cell table:style-name="ce9"/>
          <table:table-cell office:value-type="float" office:value="5.3145667867409028" table:formula="of:=[.J55]-[.$E$55]" table:style-name="ce9">
            <text:p>5.314566787</text:p>
          </table:table-cell>
          <table:table-cell office:value-type="float" office:value="6.2568269853215064" table:formula="of:=[.K55]-[.$E$55]" table:style-name="ce9">
            <text:p>6.256826985</text:p>
          </table:table-cell>
          <table:table-cell office:value-type="float" office:value="7.0096733474920629" table:formula="of:=[.L55]-[.E55]" table:style-name="ce9">
            <text:p>7.009673347</text:p>
          </table:table-cell>
          <table:table-cell table:style-name="ce7"/>
          <table:table-cell office:value-type="float" office:value="40.238344883787562" table:formula="of:=(7-[.J57])*[.J54]" table:style-name="ce7">
            <text:p>40.23834488</text:p>
          </table:table-cell>
          <table:table-cell office:value-type="string" table:style-name="ce7">
            <text:p>--&gt; at generation 7, 9; next sampling:</text:p>
          </table:table-cell>
          <table:table-cell table:number-columns-repeated="16369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C4-5-8, actual time</text:p>
          </table:table-cell>
          <table:table-cell office:value-type="string" table:style-name="ce2">
            <text:p>21:45, 06/03/23</text:p>
          </table:table-cell>
          <table:table-cell office:value-type="string" table:style-name="ce2">
            <text:p>12:00, 08/03/23</text:p>
          </table:table-cell>
          <table:table-cell office:value-type="string" table:style-name="ce2">
            <text:p>11:30, 09/03/23</text:p>
          </table:table-cell>
          <table:table-cell office:value-type="string" table:style-name="ce2">
            <text:p>14:00, 10/03/23</text:p>
          </table:table-cell>
          <table:table-cell office:value-type="string" table:style-name="ce2">
            <text:p>15:40, 11/03/23</text:p>
          </table:table-cell>
          <table:table-cell office:value-type="string" table:style-name="ce2">
            <text:p>10:25, 13/03/23</text:p>
          </table:table-cell>
          <table:table-cell office:value-type="string" table:style-name="ce2">
            <text:p>15:00, 14/03/23</text:p>
          </table:table-cell>
          <table:table-cell office:value-type="string" table:style-name="ce2">
            <text:p>17:00, 15/03/23</text:p>
          </table:table-cell>
          <table:table-cell office:value-type="string" table:style-name="ce2">
            <text:p>18:00, 16/03/23</text:p>
          </table:table-cell>
          <table:table-cell office:value-type="string" table:style-name="ce2">
            <text:p>13:00, 17/03/23</text:p>
          </table:table-cell>
          <table:table-cell table:style-name="ce3"/>
          <table:table-cell table:number-columns-repeated="16372" table:style-name="ce4"/>
        </table:table-row>
        <table:table-row table:style-name="ro1">
          <table:table-cell office:value-type="string" table:style-name="ce5">
            <text:p>MC4-5-8, internal time</text:p>
          </table:table-cell>
          <table:table-cell office:value-type="float" office:value="0" table:style-name="ce5">
            <text:p>0</text:p>
          </table:table-cell>
          <table:table-cell office:value-type="float" office:value="38.25" table:formula="of:=[.B60]+48-(21.75-12)" table:style-name="ce5">
            <text:p>38.25</text:p>
          </table:table-cell>
          <table:table-cell office:value-type="float" office:value="61.75" table:formula="of:=[.C60]+24-0.5" table:style-name="ce5">
            <text:p>61.75</text:p>
          </table:table-cell>
          <table:table-cell office:value-type="float" office:value="88.25" table:formula="of:=[.D60]+24+(14-11.5)" table:style-name="ce5">
            <text:p>88.25</text:p>
          </table:table-cell>
          <table:table-cell office:value-type="float" office:value="113.91666666666667" table:formula="of:=[.E60]+24+(15+40/60-14)" table:style-name="ce5">
            <text:p>113.9166667</text:p>
          </table:table-cell>
          <table:table-cell office:value-type="float" office:value="156.66666666666669" table:formula="of:=[.F60]+48-(15+40/60-10-25/60)" table:style-name="ce5">
            <text:p>156.6666667</text:p>
          </table:table-cell>
          <table:table-cell office:value-type="float" office:value="185.25000000000003" table:formula="of:=[.G60]+24+(15-(10+25/60))" table:style-name="ce5">
            <text:p>185.25</text:p>
          </table:table-cell>
          <table:table-cell office:value-type="float" office:value="211.25000000000003" table:formula="of:=[.H60]+26" table:style-name="ce5">
            <text:p>211.25</text:p>
          </table:table-cell>
          <table:table-cell office:value-type="float" office:value="236.25000000000003" table:formula="of:=[.I60]+7+18" table:style-name="ce5">
            <text:p>236.25</text:p>
          </table:table-cell>
          <table:table-cell office:value-type="float" office:value="255.25000000000003" table:formula="of:=[.J60]+6+13" table:style-name="ce5">
            <text:p>255.25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0h – 40h</text:p>
          </table:table-cell>
          <table:table-cell office:value-type="string" table:style-name="ce1">
            <text:p>40h – 60h</text:p>
          </table:table-cell>
          <table:table-cell office:value-type="string" table:style-name="ce1">
            <text:p>60h – 90h</text:p>
          </table:table-cell>
          <table:table-cell office:value-type="string" table:style-name="ce1">
            <text:p>90h – 115h</text:p>
          </table:table-cell>
          <table:table-cell office:value-type="string" table:style-name="ce1">
            <text:p>115h – 160h</text:p>
          </table:table-cell>
          <table:table-cell office:value-type="string" table:style-name="ce1">
            <text:p>160h-185h</text:p>
          </table:table-cell>
          <table:table-cell office:value-type="string" table:style-name="ce1">
            <text:p>185-210h</text:p>
          </table:table-cell>
          <table:table-cell office:value-type="string" table:style-name="ce1">
            <text:p>210h – 235h</text:p>
          </table:table-cell>
          <table:table-cell office:value-type="string" table:style-name="ce1">
            <text:p>235h – 255h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µ in this time channel 5</text:p>
          </table:table-cell>
          <table:table-cell table:style-name="ce4"/>
          <table:table-cell office:value-type="float" office:value="6.3600000000000004E-2" table:style-name="ce4">
            <text:p>0.0636</text:p>
          </table:table-cell>
          <table:table-cell office:value-type="float" office:value="7.8E-2" table:style-name="ce4">
            <text:p>0.078</text:p>
          </table:table-cell>
          <table:table-cell office:value-type="float" office:value="6.9699999999999998E-2" table:style-name="ce4">
            <text:p>0.0697</text:p>
          </table:table-cell>
          <table:table-cell office:value-type="float" office:value="4.07E-2" table:style-name="ce4">
            <text:p>0.0407</text:p>
          </table:table-cell>
          <table:table-cell office:value-type="float" office:value="4.6100000000000002E-2" table:style-name="ce4">
            <text:p>0.0461</text:p>
          </table:table-cell>
          <table:table-cell office:value-type="float" office:value="7.0300000000000001E-2" table:style-name="ce4">
            <text:p>0.0703</text:p>
          </table:table-cell>
          <table:table-cell office:value-type="float" office:value="4.5900000000000003E-2" table:style-name="ce4">
            <text:p>0.0459</text:p>
          </table:table-cell>
          <table:table-cell office:value-type="float" office:value="5.79E-2" table:style-name="ce4">
            <text:p>0.0579</text:p>
          </table:table-cell>
          <table:table-cell office:value-type="string" table:style-name="ce4">
            <text:p>N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h 6</text:p>
          </table:table-cell>
          <table:table-cell table:style-name="ce1"/>
          <table:table-cell office:value-type="float" office:value="6.0499999999999998E-2" table:style-name="ce1">
            <text:p>0.0605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5.5E-2" table:style-name="ce1">
            <text:p>0.055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4.02E-2" table:style-name="ce1">
            <text:p>0.0402</text:p>
          </table:table-cell>
          <table:table-cell office:value-type="float" office:value="5.4899999999999997E-2" table:style-name="ce1">
            <text:p>0.0549</text:p>
          </table:table-cell>
          <table:table-cell office:value-type="float" office:value="4.3799999999999999E-2" table:style-name="ce1">
            <text:p>0.0438</text:p>
          </table:table-cell>
          <table:table-cell office:value-type="float" office:value="8.3900000000000002E-2" table:style-name="ce1">
            <text:p>0.0839</text:p>
          </table:table-cell>
          <table:table-cell office:value-type="string" table:style-name="ce1">
            <text:p>N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h 7</text:p>
          </table:table-cell>
          <table:table-cell table:style-name="ce1"/>
          <table:table-cell office:value-type="float" office:value="7.4899999999999994E-2" table:style-name="ce1">
            <text:p>0.0749</text:p>
          </table:table-cell>
          <table:table-cell office:value-type="float" office:value="6.6699999999999995E-2" table:style-name="ce1">
            <text:p>0.0667</text:p>
          </table:table-cell>
          <table:table-cell office:value-type="float" office:value="7.1599999999999997E-2" table:style-name="ce1">
            <text:p>0.0716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5.2400000000000002E-2" table:style-name="ce1">
            <text:p>0.0524</text:p>
          </table:table-cell>
          <table:table-cell office:value-type="float" office:value="5.5599999999999997E-2" table:style-name="ce1">
            <text:p>0.0556</text:p>
          </table:table-cell>
          <table:table-cell office:value-type="float" office:value="4.6100000000000002E-2" table:style-name="ce1">
            <text:p>0.0461</text:p>
          </table:table-cell>
          <table:table-cell office:value-type="float" office:value="4.8500000000000001E-2" table:style-name="ce1">
            <text:p>0.0485</text:p>
          </table:table-cell>
          <table:table-cell office:value-type="string" table:style-name="ce1">
            <text:p>N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h 8</text:p>
          </table:table-cell>
          <table:table-cell table:style-name="ce7"/>
          <table:table-cell office:value-type="float" office:value="7.5899999999999995E-2" table:style-name="ce7">
            <text:p>0.0759</text:p>
          </table:table-cell>
          <table:table-cell office:value-type="float" office:value="5.7200000000000001E-2" table:style-name="ce7">
            <text:p>0.0572</text:p>
          </table:table-cell>
          <table:table-cell office:value-type="float" office:value="4.53E-2" table:style-name="ce7">
            <text:p>0.0453</text:p>
          </table:table-cell>
          <table:table-cell office:value-type="float" office:value="4.7E-2" table:style-name="ce7">
            <text:p>0.047</text:p>
          </table:table-cell>
          <table:table-cell office:value-type="float" office:value="3.1E-2" table:style-name="ce7">
            <text:p>0.031</text:p>
          </table:table-cell>
          <table:table-cell office:value-type="float" office:value="4.8800000000000003E-2" table:style-name="ce7">
            <text:p>0.0488</text:p>
          </table:table-cell>
          <table:table-cell office:value-type="float" office:value="4.0099999999999997E-2" table:style-name="ce7">
            <text:p>0.0401</text:p>
          </table:table-cell>
          <table:table-cell office:value-type="float" office:value="3.2599999999999997E-2" table:style-name="ce7">
            <text:p>0.0326</text:p>
          </table:table-cell>
          <table:table-cell office:value-type="string" table:style-name="ce7">
            <text:p>N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verage</text:p>
          </table:table-cell>
          <table:table-cell table:style-name="ce1"/>
          <table:table-cell office:value-type="float" office:value="6.8725000000000008E-2" table:formula="of:=AVERAGE([.C62:.C65])" table:style-name="ce1">
            <text:p>0.068725</text:p>
          </table:table-cell>
          <table:table-cell office:value-type="float" office:value="6.8149999999999988E-2" table:formula="of:=AVERAGE([.D62:.D65])" table:style-name="ce1">
            <text:p>0.06815</text:p>
          </table:table-cell>
          <table:table-cell office:value-type="float" office:value="6.0400000000000002E-2" table:formula="of:=AVERAGE([.E62:.E65])" table:style-name="ce1">
            <text:p>0.0604</text:p>
          </table:table-cell>
          <table:table-cell office:value-type="float" office:value="4.1675000000000004E-2" table:formula="of:=AVERAGE([.F62:.F65])" table:style-name="ce1">
            <text:p>0.041675</text:p>
          </table:table-cell>
          <table:table-cell office:value-type="float" office:value="4.2424999999999997E-2" table:formula="of:=AVERAGE([.G62:.G65])" table:style-name="ce1">
            <text:p>0.042425</text:p>
          </table:table-cell>
          <table:table-cell office:value-type="float" office:value="5.7400000000000007E-2" table:formula="of:=AVERAGE([.H62:.H65])" table:style-name="ce1">
            <text:p>0.0574</text:p>
          </table:table-cell>
          <table:table-cell office:value-type="float" office:value="4.3975E-2" table:formula="of:=AVERAGE([.I62:.I65])" table:style-name="ce1">
            <text:p>0.043975</text:p>
          </table:table-cell>
          <table:table-cell office:value-type="float" office:value="5.5725000000000004E-2" table:formula="of:=AVERAGE([.J62:.J65])" table:style-name="ce1">
            <text:p>0.055725</text:p>
          </table:table-cell>
          <table:table-cell office:value-type="float" office:value="0" table:formula="of:=AVERAGE([.K62:.K65])" table:style-name="ce1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oubling time</text:p>
          </table:table-cell>
          <table:table-cell table:style-name="ce1"/>
          <table:table-cell office:value-type="float" office:value="10.085808374826412" table:formula="of:=LN(2)/[.C66]" table:style-name="ce1">
            <text:p>10.08580837</text:p>
          </table:table-cell>
          <table:table-cell office:value-type="float" office:value="10.170905070578803" table:formula="of:=LN(2)/[.D66]" table:style-name="ce1">
            <text:p>10.17090507</text:p>
          </table:table-cell>
          <table:table-cell office:value-type="float" office:value="11.475946698012338" table:formula="of:=LN(2)/[.E66]" table:style-name="ce1">
            <text:p>11.4759467</text:p>
          </table:table-cell>
          <table:table-cell office:value-type="float" office:value="16.632205892260234" table:formula="of:=LN(2)/[.F66]" table:style-name="ce1">
            <text:p>16.63220589</text:p>
          </table:table-cell>
          <table:table-cell office:value-type="float" office:value="16.338177502886161" table:formula="of:=LN(2)/[.G66]" table:style-name="ce1">
            <text:p>16.3381775</text:p>
          </table:table-cell>
          <table:table-cell office:value-type="float" office:value="12.075734852960718" table:formula="of:=LN(2)/[.H66]" table:style-name="ce1">
            <text:p>12.07573485</text:p>
          </table:table-cell>
          <table:table-cell office:value-type="float" office:value="15.762300865490513" table:formula="of:=LN(2)/[.I66]" table:style-name="ce1">
            <text:p>15.76230087</text:p>
          </table:table-cell>
          <table:table-cell office:value-type="float" office:value="12.438711180977034" table:formula="of:=LN(2)/[.J66]" table:style-name="ce1">
            <text:p>12.43871118</text:p>
          </table:table-cell>
          <table:table-cell office:value-type="float" office:value="0" table:formula="of:=LN(2)/[.K66]" table:style-name="ce1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eneration?</text:p>
          </table:table-cell>
          <table:table-cell table:style-name="ce1"/>
          <table:table-cell office:value-type="float" office:value="3.7924575382048467" table:formula="of:=[.C60]/[.C67]" table:style-name="ce1">
            <text:p>3.792457538</text:p>
          </table:table-cell>
          <table:table-cell office:value-type="float" office:value="6.1029697135645433" table:formula="of:=([.D60]-[.C60])/[.D67]+[.C68]" table:style-name="ce1">
            <text:p>6.102969714</text:p>
          </table:table-cell>
          <table:table-cell office:value-type="float" office:value="8.4121473960114184" table:formula="of:=([.E60]-[.D60])/[.E67]+[.D68]" table:style-name="ce1">
            <text:p>8.412147396</text:p>
          </table:table-cell>
          <table:table-cell office:value-type="float" office:value="9.9553381689569722" table:formula="of:=([.F60]-[.E60])/[.F67]+[.E68]" table:style-name="ce1">
            <text:p>9.955338169</text:p>
          </table:table-cell>
          <table:table-cell office:value-type="float" office:value="12.571909080397258" table:formula="of:=([.G60]-[.F60])/[.G67]+[.F68]" table:style-name="ce1">
            <text:p>12.57190908</text:p>
          </table:table-cell>
          <table:table-cell office:value-type="float" office:value="14.938914789066434" table:formula="of:=([.H60]-[.G60])/[.H67]+[.G68]" table:style-name="ce1">
            <text:p>14.93891479</text:p>
          </table:table-cell>
          <table:table-cell office:value-type="float" office:value="16.588420164066829" table:formula="of:=([.I60]-[.H60])/[.I67]+[.H68]" table:style-name="ce1">
            <text:p>16.58842016</text:p>
          </table:table-cell>
          <table:table-cell office:value-type="float" office:value="18.598274692905267" table:formula="of:=([.J60]-[.I60])/[.J67]+[.I68]" table:style-name="ce1">
            <text:p>18.59827469</text:p>
          </table:table-cell>
          <table:table-cell office:value-type="float" office:value="0" table:formula="of:=([.K60]-[.I60])/[.K67]+[.I68]" table:style-name="ce1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generation since 0.2x aTc</text:p>
          </table:table-cell>
          <table:table-cell table:style-name="ce8"/>
          <table:table-cell office:value-type="float" office:value="0" table:formula="of:=[.C68]-[.$C$68]" table:style-name="ce8">
            <text:p>0</text:p>
          </table:table-cell>
          <table:table-cell office:value-type="float" office:value="2.3105121753596967" table:formula="of:=[.D68]-[.$C$68]" table:style-name="ce8">
            <text:p>2.310512175</text:p>
          </table:table-cell>
          <table:table-cell office:value-type="float" office:value="4.6196898578065717" table:formula="of:=[.E68]-[.$C$68]" table:style-name="ce8">
            <text:p>4.619689858</text:p>
          </table:table-cell>
          <table:table-cell office:value-type="float" office:value="6.1628806307521256" table:formula="of:=[.F68]-[.$C$68]" table:style-name="ce8">
            <text:p>6.162880631</text:p>
          </table:table-cell>
          <table:table-cell office:value-type="float" office:value="8.7794515421924118" table:formula="of:=[.G68]-[.$C$68]" table:style-name="ce8">
            <text:p>8.779451542</text:p>
          </table:table-cell>
          <table:table-cell office:value-type="float" office:value="11.146457250861587" table:formula="of:=[.H68]-[.$C$68]" table:style-name="ce8">
            <text:p>11.14645725</text:p>
          </table:table-cell>
          <table:table-cell office:value-type="float" office:value="12.795962625861982" table:formula="of:=[.I68]-[.$C$68]" table:style-name="ce8">
            <text:p>12.79596263</text:p>
          </table:table-cell>
          <table:table-cell office:value-type="float" office:value="14.805817154700421" table:formula="of:=[.J68]-[.$C$68]" table:style-name="ce8">
            <text:p>14.80581715</text:p>
          </table:table-cell>
          <table:table-cell office:value-type="float" office:value="0" table:formula="of:=[.K68]-[.$C$15]" table:style-name="ce8">
            <text:p>#DIV/0!</text:p>
          </table:table-cell>
          <table:table-cell table:style-name="ce8"/>
          <table:table-cell table:number-columns-repeated="2" table:style-name="ce1"/>
          <table:table-cell office:value-type="string" table:style-name="ce1">
            <text:p>--&gt; dilute, take the rest of the flasks in 12 or 15ml samples, use these as mock samples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generation since 1x aTc</text:p>
          </table:table-cell>
          <table:table-cell table:number-columns-repeated="3" table:style-name="ce9"/>
          <table:table-cell office:value-type="float" office:value="0" table:formula="of:=[.E68]-[.$E$68]" table:style-name="ce9">
            <text:p>0</text:p>
          </table:table-cell>
          <table:table-cell office:value-type="float" office:value="1.5431907729455538" table:formula="of:=[.F68]-[.$E$68]" table:style-name="ce9">
            <text:p>1.543190773</text:p>
          </table:table-cell>
          <table:table-cell office:value-type="float" office:value="4.15976168438584" table:formula="of:=[.G68]-[.$E$68]" table:style-name="ce9">
            <text:p>4.159761684</text:p>
          </table:table-cell>
          <table:table-cell office:value-type="float" office:value="6.5267673930550156" table:formula="of:=[.H68]-[.$E$68]" table:style-name="ce9">
            <text:p>6.526767393</text:p>
          </table:table-cell>
          <table:table-cell office:value-type="float" office:value="8.1762727680554104" table:formula="of:=[.I68]-[.$E$68]" table:style-name="ce9">
            <text:p>8.176272768</text:p>
          </table:table-cell>
          <table:table-cell office:value-type="float" office:value="10.186127296893849" table:formula="of:=[.J68]-[.$E$68]" table:style-name="ce9">
            <text:p>10.1861273</text:p>
          </table:table-cell>
          <table:table-cell office:value-type="float" office:value="0" table:formula="of:=[.K68]-[.$E$15]" table:style-name="ce9">
            <text:p>#DIV/0!</text:p>
          </table:table-cell>
          <table:table-cell table:style-name="ce9"/>
          <table:table-cell table:number-columns-repeated="16372" table:style-name="ce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0"/>
          <table:table-cell office:value-type="string" table:style-name="ce4">
            <text:p>MC1-4 phase between 40h and 90h</text:p>
          </table:table-cell>
          <table:table-cell table:style-name="ce4"/>
          <table:table-cell table:style-name="ce11"/>
          <table:table-cell table:style-name="ce10"/>
          <table:table-cell office:value-type="string" table:style-name="ce4">
            <text:p>MC4 1-4 phase between 115 h and 185 h</text:p>
          </table:table-cell>
          <table:table-cell table:style-name="ce4"/>
          <table:table-cell table:style-name="ce11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table:style-name="ce12"/>
          <table:table-cell office:value-type="string" table:style-name="ce1">
            <text:p>40h-45h</text:p>
          </table:table-cell>
          <table:table-cell office:value-type="string" table:style-name="ce1">
            <text:p>60h – 70h</text:p>
          </table:table-cell>
          <table:table-cell office:value-type="string" table:style-name="ce13">
            <text:p>80h-90h</text:p>
          </table:table-cell>
          <table:table-cell table:style-name="ce12"/>
          <table:table-cell office:value-type="string" table:style-name="ce1">
            <text:p>130h-140h(10h)</text:p>
          </table:table-cell>
          <table:table-cell office:value-type="string" table:style-name="ce1">
            <text:p>150h-165h(15h)</text:p>
          </table:table-cell>
          <table:table-cell office:value-type="string" table:style-name="ce13">
            <text:p>175-185h(10h)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2">
            <text:p>ch1</text:p>
          </table:table-cell>
          <table:table-cell office:value-type="float" office:value="6.9199999999999998E-2" table:style-name="ce1">
            <text:p>0.0692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5.4399999999999997E-2" table:style-name="ce13">
            <text:p>0.0544</text:p>
          </table:table-cell>
          <table:table-cell office:value-type="string" table:style-name="ce12">
            <text:p>ch1</text:p>
          </table:table-cell>
          <table:table-cell office:value-type="float" office:value="3.6499999999999998E-2" table:style-name="ce1">
            <text:p>0.036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8899999999999999E-2" table:style-name="ce13">
            <text:p>0.0489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2">
            <text:p>ch3</text:p>
          </table:table-cell>
          <table:table-cell office:value-type="float" office:value="8.8200000000000001E-2" table:style-name="ce1">
            <text:p>0.0882</text:p>
          </table:table-cell>
          <table:table-cell office:value-type="float" office:value="7.9399999999999998E-2" table:style-name="ce1">
            <text:p>0.0794</text:p>
          </table:table-cell>
          <table:table-cell office:value-type="float" office:value="5.0200000000000002E-2" table:style-name="ce13">
            <text:p>0.0502</text:p>
          </table:table-cell>
          <table:table-cell office:value-type="string" table:style-name="ce12">
            <text:p>ch3</text:p>
          </table:table-cell>
          <table:table-cell office:value-type="float" office:value="6.0299999999999999E-2" table:style-name="ce1">
            <text:p>0.060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3.5700000000000003E-2" table:style-name="ce13">
            <text:p>0.0357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2">
            <text:p>ch4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6.3200000000000006E-2" table:style-name="ce1">
            <text:p>0.0632</text:p>
          </table:table-cell>
          <table:table-cell office:value-type="float" office:value="5.45E-2" table:style-name="ce13">
            <text:p>0.0545</text:p>
          </table:table-cell>
          <table:table-cell office:value-type="string" table:style-name="ce12">
            <text:p>ch4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4.0099999999999997E-2" table:style-name="ce1">
            <text:p>0.0401</text:p>
          </table:table-cell>
          <table:table-cell office:value-type="float" office:value="6.2300000000000001E-2" table:style-name="ce13">
            <text:p>0.0623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2">
            <text:p>average</text:p>
          </table:table-cell>
          <table:table-cell office:value-type="float" office:value="7.4799999999999991E-2" table:formula="of:=AVERAGE([.D78:.D80])" table:style-name="ce1">
            <text:p>0.0748</text:p>
          </table:table-cell>
          <table:table-cell office:value-type="float" office:value="7.7366666666666667E-2" table:formula="of:=AVERAGE([.E78:.E80])" table:style-name="ce1">
            <text:p>0.077366667</text:p>
          </table:table-cell>
          <table:table-cell office:value-type="float" office:value="5.3033333333333328E-2" table:formula="of:=AVERAGE([.F78:.F80])" table:style-name="ce13">
            <text:p>0.053033333</text:p>
          </table:table-cell>
          <table:table-cell office:value-type="string" table:style-name="ce12">
            <text:p>average</text:p>
          </table:table-cell>
          <table:table-cell office:value-type="float" office:value="4.53E-2" table:formula="of:=AVERAGE([.H78:.H80])" table:style-name="ce1">
            <text:p>0.0453</text:p>
          </table:table-cell>
          <table:table-cell office:value-type="float" office:value="3.6533333333333334E-2" table:formula="of:=AVERAGE([.I78:.I80])" table:style-name="ce1">
            <text:p>0.036533333</text:p>
          </table:table-cell>
          <table:table-cell office:value-type="float" office:value="4.8966666666666665E-2" table:formula="of:=AVERAGE([.J78:.J80])" table:style-name="ce13">
            <text:p>0.048966667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2">
            <text:p>average in this time:</text:p>
          </table:table-cell>
          <table:table-cell office:value-type="float" office:value="6.7119999999999999E-2" table:formula="of:=(5*[.D81]+10*[.E81]+10*[.F81])/25" table:style-name="ce1">
            <text:p>0.06712</text:p>
          </table:table-cell>
          <table:table-cell table:style-name="ce1"/>
          <table:table-cell table:style-name="ce13"/>
          <table:table-cell office:value-type="string" table:style-name="ce12">
            <text:p>average in this time:</text:p>
          </table:table-cell>
          <table:table-cell office:value-type="float" office:value="4.2590476190476192E-2" table:formula="of:=(10*[.H81]+15*[.I81]+10*[.J81])/35" table:style-name="ce1">
            <text:p>0.042590476</text:p>
          </table:table-cell>
          <table:table-cell table:style-name="ce1"/>
          <table:table-cell table:style-name="ce13"/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4">
            <text:p>25h of 50h:</text:p>
          </table:table-cell>
          <table:table-cell office:value-type="float" office:value="3.356E-2" table:formula="of:=[.D82]/2" table:style-name="ce7">
            <text:p>0.03356</text:p>
          </table:table-cell>
          <table:table-cell table:style-name="ce7"/>
          <table:table-cell table:style-name="ce15"/>
          <table:table-cell office:value-type="string" table:style-name="ce14">
            <text:p>35h/70h growth</text:p>
          </table:table-cell>
          <table:table-cell office:value-type="float" office:value="2.1295238095238096E-2" table:formula="of:=[.H82]/2" table:style-name="ce7">
            <text:p>0.021295238</text:p>
          </table:table-cell>
          <table:table-cell table:style-name="ce7"/>
          <table:table-cell table:style-name="ce15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table:style-name="ce10"/>
          <table:table-cell office:value-type="string" table:style-name="ce4">
            <text:p>MC4 1-4 phase between 185h and 235h</text:p>
          </table:table-cell>
          <table:table-cell table:style-name="ce4"/>
          <table:table-cell table:style-name="ce11"/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table:style-name="ce12"/>
          <table:table-cell office:value-type="string" table:style-name="ce1">
            <text:p>185h – 190h</text:p>
          </table:table-cell>
          <table:table-cell office:value-type="string" table:style-name="ce1">
            <text:p>200h-215h</text:p>
          </table:table-cell>
          <table:table-cell office:value-type="string" table:style-name="ce13">
            <text:p>225h-23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2">
            <text:p>ch1</text:p>
          </table:table-cell>
          <table:table-cell office:value-type="float" office:value="4.8099999999999997E-2" table:style-name="ce1">
            <text:p>0.0481</text:p>
          </table:table-cell>
          <table:table-cell office:value-type="float" office:value="9.2200000000000004E-2" table:style-name="ce1">
            <text:p>0.0922</text:p>
          </table:table-cell>
          <table:table-cell office:value-type="float" office:value="3.4000000000000002E-2" table:style-name="ce13">
            <text:p>0.03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2">
            <text:p>ch3</text:p>
          </table:table-cell>
          <table:table-cell office:value-type="string" table:style-name="ce1">
            <text:p>NA</text:p>
          </table:table-cell>
          <table:table-cell office:value-type="float" office:value="3.7100000000000001E-2" table:style-name="ce1">
            <text:p>0.0371</text:p>
          </table:table-cell>
          <table:table-cell office:value-type="float" office:value="3.3399999999999999E-2" table:style-name="ce13">
            <text:p>0.033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2">
            <text:p>ch4</text:p>
          </table:table-cell>
          <table:table-cell office:value-type="string" table:style-name="ce1">
            <text:p>NA</text:p>
          </table:table-cell>
          <table:table-cell office:value-type="float" office:value="4.1799999999999997E-2" table:style-name="ce1">
            <text:p>0.0418</text:p>
          </table:table-cell>
          <table:table-cell office:value-type="float" office:value="3.9300000000000002E-2" table:style-name="ce13">
            <text:p>0.0393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2">
            <text:p>average</text:p>
          </table:table-cell>
          <table:table-cell office:value-type="float" office:value="4.8099999999999997E-2" table:formula="of:=AVERAGE([.H87:.H89])" table:style-name="ce1">
            <text:p>0.0481</text:p>
          </table:table-cell>
          <table:table-cell office:value-type="float" office:value="5.7033333333333332E-2" table:formula="of:=AVERAGE([.I87:.I89])" table:style-name="ce1">
            <text:p>0.057033333</text:p>
          </table:table-cell>
          <table:table-cell office:value-type="float" office:value="3.556666666666667E-2" table:formula="of:=AVERAGE([.J87:.J89])" table:style-name="ce13">
            <text:p>0.035566667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2">
            <text:p>average in this time:</text:p>
          </table:table-cell>
          <table:table-cell office:value-type="float" office:value="4.8388888888888891E-2" table:formula="of:=(5*[.H90]+15*[.I90]+10*[.J90])/30" table:style-name="ce1">
            <text:p>0.048388889</text:p>
          </table:table-cell>
          <table:table-cell table:style-name="ce1"/>
          <table:table-cell table:style-name="ce13"/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4">
            <text:p>35h/70h growth</text:p>
          </table:table-cell>
          <table:table-cell office:value-type="float" office:value="2.9033333333333335E-2" table:formula="of:=[.H91]*30/50" table:style-name="ce7">
            <text:p>0.029033333</text:p>
          </table:table-cell>
          <table:table-cell table:style-name="ce7"/>
          <table:table-cell table:style-name="ce15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table:style-name="ce10"/>
          <table:table-cell office:value-type="string" table:style-name="ce4">
            <text:p>MC4 1-4 phase between 235h and 255h</text:p>
          </table:table-cell>
          <table:table-cell table:style-name="ce4"/>
          <table:table-cell table:style-name="ce11"/>
          <table:table-cell table:style-name="ce1"/>
          <table:table-cell office:value-type="string" table:style-name="ce1">
            <text:p>MC1-4 between 235h and 255h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table:style-name="ce12"/>
          <table:table-cell office:value-type="string" table:style-name="ce1">
            <text:p>130h-140h(10h)</text:p>
          </table:table-cell>
          <table:table-cell office:value-type="string" table:style-name="ce1">
            <text:p>150h-165h(15h)</text:p>
          </table:table-cell>
          <table:table-cell office:value-type="string" table:style-name="ce13">
            <text:p>175-185h(10h)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2">
            <text:p>ch1</text:p>
          </table:table-cell>
          <table:table-cell table:number-columns-repeated="2" table:style-name="ce1"/>
          <table:table-cell table:style-name="ce13"/>
          <table:table-cell table:style-name="ce1"/>
          <table:table-cell office:value-type="string" table:style-name="ce1">
            <text:p>ch1</text:p>
          </table:table-cell>
          <table:table-cell office:value-type="float" office:value="5.5500000000000001E-2" table:style-name="ce1">
            <text:p>0.0555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2">
            <text:p>ch3</text:p>
          </table:table-cell>
          <table:table-cell table:number-columns-repeated="2" table:style-name="ce1"/>
          <table:table-cell table:style-name="ce13"/>
          <table:table-cell table:style-name="ce1"/>
          <table:table-cell office:value-type="string" table:style-name="ce1">
            <text:p>ch3</text:p>
          </table:table-cell>
          <table:table-cell office:value-type="float" office:value="8.2000000000000003E-2" table:style-name="ce1">
            <text:p>0.082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2">
            <text:p>ch4</text:p>
          </table:table-cell>
          <table:table-cell table:number-columns-repeated="2" table:style-name="ce1"/>
          <table:table-cell table:style-name="ce13"/>
          <table:table-cell table:style-name="ce1"/>
          <table:table-cell office:value-type="string" table:style-name="ce1">
            <text:p>ch4</text:p>
          </table:table-cell>
          <table:table-cell table:number-columns-repeated="16372" table:style-name="ce1"/>
        </table:table-row>
        <table:table-row table:style-name="ro1">
          <table:table-cell table:number-columns-repeated="6"/>
          <table:table-cell office:value-type="string" table:style-name="ce12">
            <text:p>average</text:p>
          </table:table-cell>
          <table:table-cell office:value-type="float" office:value="0" table:formula="of:=AVERAGE([.H96:.H98])" table:style-name="ce1">
            <text:p>#DIV/0!</text:p>
          </table:table-cell>
          <table:table-cell office:value-type="float" office:value="0" table:formula="of:=AVERAGE([.I96:.I98])" table:style-name="ce1">
            <text:p>#DIV/0!</text:p>
          </table:table-cell>
          <table:table-cell office:value-type="float" office:value="0" table:formula="of:=AVERAGE([.J96:.J98])" table:style-name="ce13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6.8750000000000006E-2" table:formula="of:=AVERAGE([.M96:.M98])" table:style-name="ce1">
            <text:p>0.06875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2">
            <text:p>average in this time:</text:p>
          </table:table-cell>
          <table:table-cell office:value-type="float" office:value="0" table:formula="of:=(10*[.H99]+15*[.I99]+10*[.J99])/35" table:style-name="ce1">
            <text:p>#DIV/0!</text:p>
          </table:table-cell>
          <table:table-cell table:style-name="ce1"/>
          <table:table-cell table:style-name="ce13"/>
          <table:table-cell table:style-name="ce1"/>
          <table:table-cell office:value-type="string" table:style-name="ce18">
            <text:p>1oh/10h</text:p>
          </table:table-cell>
          <table:table-cell office:value-type="float" office:value="3.4375000000000003E-2" table:formula="of:=[.M99]/2" table:style-name="ce1">
            <text:p>0.034375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4">
            <text:p>35h/70h growth</text:p>
          </table:table-cell>
          <table:table-cell office:value-type="float" office:value="0" table:formula="of:=[.H100]/2" table:style-name="ce7">
            <text:p>#DIV/0!</text:p>
          </table:table-cell>
          <table:table-cell table:style-name="ce7"/>
          <table:table-cell table:style-name="ce15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MC4 1-4 between 255h and 305h</text:p>
          </table:table-cell>
          <table:table-cell table:number-columns-repeated="16377" table:style-name="ce1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275h - 285h</text:p>
          </table:table-cell>
          <table:table-cell office:value-type="string" table:style-name="ce1">
            <text:p>295h-305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office:value-type="string" table:style-name="ce1">
            <text:p>ch1</text:p>
          </table:table-cell>
          <table:table-cell office:value-type="float" office:value="3.7199999999999997E-2" table:style-name="ce1">
            <text:p>0.0372</text:p>
          </table:table-cell>
          <table:table-cell office:value-type="float" office:value="3.5200000000000002E-2" table:style-name="ce1">
            <text:p>0.0352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office:value-type="string" table:style-name="ce1">
            <text:p>ch3</text:p>
          </table:table-cell>
          <table:table-cell table:style-name="ce1"/>
          <table:table-cell office:value-type="float" office:value="2.69E-2" table:style-name="ce1">
            <text:p>0.0269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office:value-type="string" table:style-name="ce1">
            <text:p>ch4</text:p>
          </table:table-cell>
          <table:table-cell office:value-type="float" office:value="6.3799999999999996E-2" table:style-name="ce1">
            <text:p>0.0638</text:p>
          </table:table-cell>
          <table:table-cell office:value-type="float" office:value="3.44E-2" table:style-name="ce1">
            <text:p>0.0344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office:value-type="string" table:style-name="ce1">
            <text:p>average</text:p>
          </table:table-cell>
          <table:table-cell office:value-type="float" office:value="5.0499999999999996E-2" table:formula="of:=AVERAGE([.H105:.H107])" table:style-name="ce1">
            <text:p>0.0505</text:p>
          </table:table-cell>
          <table:table-cell office:value-type="float" office:value="3.216666666666667E-2" table:formula="of:=AVERAGE([.I105:.I107])" table:style-name="ce1">
            <text:p>0.032166667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office:value-type="string" table:style-name="ce1">
            <text:p>average ni this time</text:p>
          </table:table-cell>
          <table:table-cell office:value-type="float" office:value="4.1333333333333333E-2" table:formula="of:=AVERAGE([.H108:.I108])" table:style-name="ce1">
            <text:p>0.041333333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1">
            <text:p>30h/60h</text:p>
          </table:table-cell>
          <table:table-cell office:value-type="float" office:value="2.0666666666666667E-2" table:formula="of:=[.H109]/2" table:style-name="ce1">
            <text:p>0.020666667</text:p>
          </table:table-cell>
          <table:table-cell table:number-columns-repeated="16376" table:style-name="ce1"/>
        </table:table-row>
        <table:table-row table:number-rows-repeated="1048466" table:style-name="ro1">
          <table:table-cell table:number-columns-repeated="16384"/>
        </table:table-row>
      </table:table>
      <table:table table:name="Sheet1" table:style-name="ta1"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26" table:default-cell-style-name="ce1"/>
        <table:table-column table:style-name="co6" table:number-columns-repeated="16354" table:default-cell-style-name="ce1"/>
        <table:table-row table:style-name="ro1">
          <table:table-cell table:number-columns-repeated="6" table:style-name="ce1"/>
          <table:table-cell office:value-type="string" table:style-name="ce1">
            <text:p>G2 sampling</text:p>
          </table:table-cell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first sampling: 08/03/23, 12:0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2</text:p>
          </table:table-cell>
          <table:table-cell table:number-columns-repeated="5" table:style-name="ce1"/>
          <table:table-cell office:value-type="string" table:style-name="ce1">
            <text:p>MC2</text:p>
          </table:table-cell>
          <table:table-cell table:number-columns-repeated="5" table:style-name="ce1"/>
          <table:table-cell office:value-type="string" table:style-name="ce1">
            <text:p>MC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hannel</text:p>
          </table:table-cell>
          <table:table-cell office:value-type="string" table:style-name="ce1">
            <text:p>µ in hours 45 – 70 (calculated at 18:11, 09/03/23)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table:number-columns-repeated="2" table:style-name="ce1"/>
          <table:table-cell office:value-type="string" table:style-name="ce1">
            <text:p>Channel</text:p>
          </table:table-cell>
          <table:table-cell office:value-type="string" table:style-name="ce1">
            <text:p>µ in hours 70 – 115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table:number-columns-repeated="2" table:style-name="ce1"/>
          <table:table-cell office:value-type="string" table:style-name="ce1">
            <text:p>Channel</text:p>
          </table:table-cell>
          <table:table-cell office:value-type="string" table:style-name="ce1">
            <text:p>µ from hour 110 – 165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7800000000000002E-2" table:style-name="ce1">
            <text:p>0.047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.29E-2" table:style-name="ce1">
            <text:p>0.0129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6900000000000002E-2" table:style-name="ce1">
            <text:p>0.0369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4.1099999999999998E-2" table:style-name="ce1">
            <text:p>0.041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3.7900000000000003E-2" table:style-name="ce1">
            <text:p>0.0379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8500000000000001E-2" table:style-name="ce1">
            <text:p>0.0485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2.7699999999999999E-2" table:style-name="ce1">
            <text:p>0.0277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2.4799999999999999E-2" table:style-name="ce1">
            <text:p>0.0248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A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2.5000000000000001E-2" table:style-name="ce1">
            <text:p>0.025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4.4399999999999995E-2" table:formula="of:=AVERAGE([.B10:.B12])" table:style-name="ce1">
            <text:p>0.0444</text:p>
          </table:table-cell>
          <table:table-cell office:value-type="float" office:value="15.611422985584355" table:formula="of:=LN(2)/[.B14]" table:style-name="ce1">
            <text:p>15.61142299</text:p>
          </table:table-cell>
          <table:table-cell office:value-type="float" office:value="31.222845971168709" table:formula="of:=[.C14]*2" table:style-name="ce1">
            <text:p>31.22284597</text:p>
          </table:table-cell>
          <table:table-cell office:value-type="string" table:style-name="ce16">
            <text:p>-&gt; G2 sampling: 09/03/23, 18:50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.7300000000000001E-2" table:formula="of:=AVERAGE([.H10:.H12])" table:style-name="ce1">
            <text:p>0.0273</text:p>
          </table:table-cell>
          <table:table-cell office:value-type="float" office:value="25.390006613917407" table:formula="of:=LN(2)/[.H14]" table:style-name="ce1">
            <text:p>25.39000661</text:p>
          </table:table-cell>
          <table:table-cell office:value-type="float" office:value="50.780013227834814" table:formula="of:=[.I14]*2" table:style-name="ce1">
            <text:p>50.78001323</text:p>
          </table:table-cell>
          <table:table-cell office:value-type="string" table:style-name="ce16">
            <text:p>-&gt; G4 sampling: 11/03/23, 14:00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.52E-2" table:formula="of:=AVERAGE([.N10:.N12])" table:style-name="ce1">
            <text:p>0.0252</text:p>
          </table:table-cell>
          <table:table-cell office:value-type="float" office:value="27.505840498410528" table:formula="of:=LN(2)/[.N14]" table:style-name="ce1">
            <text:p>27.5058405</text:p>
          </table:table-cell>
          <table:table-cell office:value-type="float" office:value="55.011680996821056" table:formula="of:=[.O14]*2" table:style-name="ce1">
            <text:p>55.011681</text:p>
          </table:table-cell>
          <table:table-cell office:value-type="string" table:style-name="ce16">
            <text:p>-&gt; G4 sampling: 14/03/23, 05:00</text:p>
          </table:table-cell>
          <table:table-cell table:number-columns-repeated="6" table:style-name="ce1"/>
          <table:table-cell table:style-name="ce16"/>
          <table:table-cell table:number-columns-repeated="16360"/>
        </table:table-row>
        <table:table-row table:style-name="ro1">
          <table:table-cell table:number-columns-repeated="3" table:style-name="ce1"/>
          <table:table-cell office:value-type="float" office:value="7.2228459711687094" table:formula="of:=[.D14]-24" table:style-name="ce1">
            <text:p>7.222845971</text:p>
          </table:table-cell>
          <table:table-cell office:value-type="float" office:value="19.222845971168709" table:formula="of:=12+[.D15]" table:style-name="ce1">
            <text:p>19.22284597</text:p>
          </table:table-cell>
          <table:table-cell table:number-columns-repeated="4" table:style-name="ce1"/>
          <table:table-cell office:value-type="float" office:value="26.780013227834814" table:formula="of:=[.J14]-24" table:style-name="ce1">
            <text:p>26.78001323</text:p>
          </table:table-cell>
          <table:table-cell office:value-type="float" office:value="21.980013227834817" table:formula="of:=19.2+[.J15]-24" table:style-name="ce1">
            <text:p>21.98001323</text:p>
          </table:table-cell>
          <table:table-cell table:number-columns-repeated="4" table:style-name="ce1"/>
          <table:table-cell office:value-type="float" office:value="31.011680996821056" table:formula="of:=[.P14]-24" table:style-name="ce1">
            <text:p>31.011681</text:p>
          </table:table-cell>
          <table:table-cell office:value-type="float" office:value="5.0116809968210561" table:formula="of:=22+[.P15]-24-24" table:style-name="ce1">
            <text:p>5.011680997</text:p>
          </table:table-cell>
          <table:table-cell table:number-columns-repeated="16367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G4 would have been at:</text:p>
          </table:table-cell>
          <table:table-cell table:number-columns-repeated="4" table:style-name="ce1"/>
          <table:table-cell table:style-name="ce17"/>
          <table:table-cell table:number-columns-repeated="16368" table:style-name="ce1"/>
        </table:table-row>
        <table:table-row table:style-name="ro1">
          <table:table-cell office:value-type="string" table:style-name="ce1">
            <text:p>MC2</text:p>
          </table:table-cell>
          <table:table-cell table:number-columns-repeated="9" table:style-name="ce1"/>
          <table:table-cell office:value-type="string" table:style-name="ce1">
            <text:p>11.03.23, 22 Uh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hannel</text:p>
          </table:table-cell>
          <table:table-cell office:value-type="string" table:style-name="ce1">
            <text:p>µ in hours 45 – 65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04E-2" table:style-name="ce1">
            <text:p>0.0304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7800000000000002E-2" table:style-name="ce1">
            <text:p>0.0478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6300000000000001E-2" table:style-name="ce1">
            <text:p>0.046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2100000000000002E-2" table:style-name="ce1">
            <text:p>0.02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3.6650000000000002E-2" table:formula="of:=AVERAGE([.B19:.B22])" table:style-name="ce1">
            <text:p>0.03665</text:p>
          </table:table-cell>
          <table:table-cell office:value-type="float" office:value="18.912610656478723" table:formula="of:=LN(2)/[.B23]" table:style-name="ce1">
            <text:p>18.91261066</text:p>
          </table:table-cell>
          <table:table-cell office:value-type="float" office:value="37.825221312957446" table:formula="of:=[.C23]*2" table:style-name="ce1">
            <text:p>37.82522131</text:p>
          </table:table-cell>
          <table:table-cell office:value-type="string" table:style-name="ce16">
            <text:p>-&gt; G2 sampling: 10/03/23, 01: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inus 24 h:</text:p>
          </table:table-cell>
          <table:table-cell office:value-type="float" office:value="13.825221312957446" table:formula="of:=[.D23]-24" table:style-name="ce1">
            <text:p>13.82522131</text:p>
          </table:table-cell>
          <table:table-cell office:value-type="float" office:value="25.825221312957446" table:formula="of:=12+[.D24]" table:style-name="ce1">
            <text:p>25.8252213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3</text:p>
          </table:table-cell>
          <table:table-cell table:number-columns-repeated="5" table:style-name="ce1"/>
          <table:table-cell office:value-type="string" table:style-name="ce1">
            <text:p>MC3</text:p>
          </table:table-cell>
          <table:table-cell table:number-columns-repeated="5" table:style-name="ce1"/>
          <table:table-cell office:value-type="string" table:style-name="ce1">
            <text:p>MC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hannel</text:p>
          </table:table-cell>
          <table:table-cell office:value-type="string" table:style-name="ce1">
            <text:p>µ in hours 25 – 45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table:number-columns-repeated="2" table:style-name="ce1"/>
          <table:table-cell office:value-type="string" table:style-name="ce1">
            <text:p>Channel</text:p>
          </table:table-cell>
          <table:table-cell office:value-type="string" table:style-name="ce1">
            <text:p>µ in hours 45 - 75 hours, checked at 11:42, 10/03, when 75 hours was not yet full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table:number-columns-repeated="2" table:style-name="ce1"/>
          <table:table-cell office:value-type="string" table:style-name="ce1">
            <text:p>Channel</text:p>
          </table:table-cell>
          <table:table-cell office:value-type="string" table:style-name="ce1">
            <text:p>µ in hours 75 – 120 hours, checked at 12/03/23, 11:15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299999999999997E-2" table:style-name="ce1">
            <text:p>0.042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3.49E-2" table:style-name="ce1">
            <text:p>0.0349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4.3200000000000002E-2" table:style-name="ce1">
            <text:p>0.0432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3900000000000002E-2" table:style-name="ce1">
            <text:p>0.0439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2.93E-2" table:style-name="ce1">
            <text:p>0.0293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5.0200000000000002E-2" table:style-name="ce1">
            <text:p>0.0502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A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6400000000000001E-2" table:style-name="ce1">
            <text:p>0.0664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5.8400000000000001E-2" table:style-name="ce1">
            <text:p>0.0584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(took from last measurement, because since then not really growth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5.0866666666666671E-2" table:formula="of:=AVERAGE([.B28]; [.B29]; [.B31])" table:style-name="ce1">
            <text:p>0.050866667</text:p>
          </table:table-cell>
          <table:table-cell office:value-type="float" office:value="13.626746668937324" table:formula="of:=LN(2)/[.B32]" table:style-name="ce1">
            <text:p>13.62674667</text:p>
          </table:table-cell>
          <table:table-cell office:value-type="float" office:value="27.253493337874648" table:formula="of:=[.C32]*2" table:style-name="ce1">
            <text:p>27.25349334</text:p>
          </table:table-cell>
          <table:table-cell office:value-type="string" table:style-name="ce16">
            <text:p>-&gt; G2 sampling: 09/03/23, 15:1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.0866666666666669E-2" table:formula="of:=AVERAGE([.H28]; [.H29]; [.H31])" table:style-name="ce1">
            <text:p>0.040866667</text:p>
          </table:table-cell>
          <table:table-cell office:value-type="float" office:value="16.961187126262935" table:formula="of:=LN(2)/[.H32]" table:style-name="ce1">
            <text:p>16.96118713</text:p>
          </table:table-cell>
          <table:table-cell office:value-type="float" office:value="33.92237425252587" table:formula="of:=[.I32]*2" table:style-name="ce1">
            <text:p>33.92237425</text:p>
          </table:table-cell>
          <table:table-cell office:value-type="string" table:style-name="ce16">
            <text:p>-&gt; G4 sampling: 11/03/23, 01:15 --&gt; sampled at about 4pm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.7800000000000009E-2" table:formula="of:=AVERAGE([.N28]; [.N29]; [.N31])" table:style-name="ce1">
            <text:p>0.0478</text:p>
          </table:table-cell>
          <table:table-cell office:value-type="float" office:value="14.500987041003036" table:formula="of:=LN(2)/[.N32]" table:style-name="ce1">
            <text:p>14.50098704</text:p>
          </table:table-cell>
          <table:table-cell office:value-type="float" office:value="29.001974082006072" table:formula="of:=[.O32]*2" table:style-name="ce1">
            <text:p>29.00197408</text:p>
          </table:table-cell>
          <table:table-cell office:value-type="string" table:style-name="ce16">
            <text:p>-&gt; G6 sampling: 12/03/23, 06:00 -&gt; but does not really make sense, because actually almost no growth...?</text:p>
          </table:table-cell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1">
            <text:p>Minus 24 h:</text:p>
          </table:table-cell>
          <table:table-cell office:value-type="float" office:value="3.253493337874648" table:formula="of:=[.D32]-24" table:style-name="ce1">
            <text:p>3.253493338</text:p>
          </table:table-cell>
          <table:table-cell office:value-type="float" office:value="15.253493337874648" table:formula="of:=12+[.D33]" table:style-name="ce1">
            <text:p>15.25349334</text:p>
          </table:table-cell>
          <table:table-cell table:number-columns-repeated="3" table:style-name="ce1"/>
          <table:table-cell office:value-type="string" table:style-name="ce1">
            <text:p>Minus 24 h:</text:p>
          </table:table-cell>
          <table:table-cell office:value-type="float" office:value="9.92237425252587" table:formula="of:=[.J32]-24" table:style-name="ce1">
            <text:p>9.922374253</text:p>
          </table:table-cell>
          <table:table-cell office:value-type="float" office:value="1.17237425252587" table:formula="of:=15.25+[.J33]-24" table:style-name="ce1">
            <text:p>1.172374253</text:p>
          </table:table-cell>
          <table:table-cell table:number-columns-repeated="3" table:style-name="ce1"/>
          <table:table-cell office:value-type="string" table:style-name="ce1">
            <text:p>Minus 24 h:</text:p>
          </table:table-cell>
          <table:table-cell office:value-type="float" office:value="5.0019740820060719" table:formula="of:=[.P32]-24" table:style-name="ce1">
            <text:p>5.001974082</text:p>
          </table:table-cell>
          <table:table-cell office:value-type="float" office:value="7.0019740820060719" table:formula="of:=2+[.P33]" table:style-name="ce1">
            <text:p>7.001974082</text:p>
          </table:table-cell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4</text:p>
          </table:table-cell>
          <table:table-cell table:number-columns-repeated="4" table:style-name="ce1"/>
          <table:table-cell office:value-type="string" table:style-name="ce1">
            <text:p>MC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annel</text:p>
          </table:table-cell>
          <table:table-cell office:value-type="string" table:style-name="ce1">
            <text:p>µ in hours 80 to 95</text:p>
          </table:table-cell>
          <table:table-cell table:number-columns-repeated="3" table:style-name="ce1"/>
          <table:table-cell office:value-type="string" table:style-name="ce1">
            <text:p>Channel</text:p>
          </table:table-cell>
          <table:table-cell office:value-type="string" table:style-name="ce1">
            <text:p>µ in hours 150 – 165 (15 h/24h -&gt; approx. 1/2 of time growing)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4399999999999997E-2" table:style-name="ce1">
            <text:p>0.054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.1500000000000002E-2" table:style-name="ce1">
            <text:p>0.041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A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A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8000000000000001E-2" table:style-name="ce1">
            <text:p>0.048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table:number-columns-repeated="2" table:style-name="ce1"/>
          <table:table-cell office:value-type="string" table:style-name="ce1">
            <text:p>if t= 0 is on Friday → G2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21E-2" table:style-name="ce1">
            <text:p>0.052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4.0099999999999997E-2" table:style-name="ce1">
            <text:p>0.0401</text:p>
          </table:table-cell>
          <table:table-cell table:number-columns-repeated="2" table:style-name="ce1"/>
          <table:table-cell office:value-type="string" table:style-name="ce1">
            <text:p>in days: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1.7166666666666667E-2" table:formula="of:=AVERAGE([.B37:.B40])/3" table:style-name="ce1">
            <text:p>0.017166667</text:p>
          </table:table-cell>
          <table:table-cell office:value-type="float" office:value="40.377505663686129" table:formula="of:=LN(2)/[.B41]" table:style-name="ce1">
            <text:p>40.37750566</text:p>
          </table:table-cell>
          <table:table-cell office:value-type="float" office:value="80.755011327372259" table:formula="of:=[.C41]*2" table:style-name="ce1">
            <text:p>80.75501133</text:p>
          </table:table-cell>
          <table:table-cell table:style-name="ce16"/>
          <table:table-cell office:value-type="string" table:style-name="ce1">
            <text:p>average</text:p>
          </table:table-cell>
          <table:table-cell office:value-type="float" office:value="1.8266666666666667E-2" table:formula="of:=AVERAGE([.G37:.G40])/2" table:style-name="ce1">
            <text:p>0.018266667</text:p>
          </table:table-cell>
          <table:table-cell office:value-type="float" office:value="37.946013534303574" table:formula="of:=LN(2)/[.G41]" table:style-name="ce1">
            <text:p>37.94601353</text:p>
          </table:table-cell>
          <table:table-cell office:value-type="float" office:value="75.892027068607149" table:formula="of:=[.H41]*2" table:style-name="ce1">
            <text:p>75.89202707</text:p>
          </table:table-cell>
          <table:table-cell office:value-type="float" office:value="3.1621677945252977" table:formula="of:=[.I41]/24" table:style-name="ce1">
            <text:p>3.162167795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attempt to calculate growth, they are only growing half of the time, max?</text:p>
          </table:table-cell>
          <table:table-cell table:number-columns-repeated="4" table:style-name="ce1"/>
          <table:table-cell office:value-type="string" table:style-name="ce1">
            <text:p>attempt to calculate growth, they are only growing half of the time, max?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4</text:p>
          </table:table-cell>
          <table:table-cell table:number-columns-repeated="5" table:style-name="ce1"/>
          <table:table-cell office:value-type="string" table:style-name="ce1">
            <text:p>MC4</text:p>
          </table:table-cell>
          <table:table-cell table:number-columns-repeated="5" table:style-name="ce1"/>
          <table:table-cell office:value-type="string" table:style-name="ce1">
            <text:p>MC4</text:p>
          </table:table-cell>
          <table:table-cell table:number-columns-repeated="5" table:style-name="ce1"/>
          <table:table-cell office:value-type="string" table:style-name="ce1">
            <text:p>MC4</text:p>
          </table:table-cell>
          <table:table-cell table:number-columns-repeated="5" table:style-name="ce1"/>
          <table:table-cell office:value-type="string" table:style-name="ce1">
            <text:p>MC4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Channel</text:p>
          </table:table-cell>
          <table:table-cell office:value-type="string" table:style-name="ce1">
            <text:p>µ in hours 45 – 65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office:value-type="string" table:style-name="ce1">
            <text:p>-&gt; done</text:p>
          </table:table-cell>
          <table:table-cell table:style-name="ce1"/>
          <table:table-cell office:value-type="string" table:style-name="ce1">
            <text:p>Channel</text:p>
          </table:table-cell>
          <table:table-cell office:value-type="string" table:style-name="ce1">
            <text:p>µ in hours 65 – 90 (checked at 11:40 on 10/03/23, so actually not yet 90 h full)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office:value-type="string" table:style-name="ce1">
            <text:p>-&gt; done</text:p>
          </table:table-cell>
          <table:table-cell table:style-name="ce1"/>
          <table:table-cell office:value-type="string" table:style-name="ce1">
            <text:p>Channel</text:p>
          </table:table-cell>
          <table:table-cell office:value-type="string" table:style-name="ce1">
            <text:p>µ from hour 80 to 115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office:value-type="string" table:style-name="ce1">
            <text:p>-&gt; done</text:p>
          </table:table-cell>
          <table:table-cell table:style-name="ce1"/>
          <table:table-cell office:value-type="string" table:style-name="ce1">
            <text:p>Channel</text:p>
          </table:table-cell>
          <table:table-cell office:value-type="string" table:style-name="ce1">
            <text:p>µ from hour 110 – 150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office:value-type="string" table:style-name="ce1">
            <text:p>-&gt; done</text:p>
          </table:table-cell>
          <table:table-cell table:style-name="ce1"/>
          <table:table-cell office:value-type="string" table:style-name="ce1">
            <text:p>Channel</text:p>
          </table:table-cell>
          <table:table-cell office:value-type="string" table:style-name="ce1">
            <text:p>µ from hour 155 – 185</text:p>
          </table:table-cell>
          <table:table-cell office:value-type="string" table:style-name="ce1">
            <text:p>Half-life time</text:p>
          </table:table-cell>
          <table:table-cell office:value-type="string" table:style-name="ce1">
            <text:p>two generations</text:p>
          </table:table-cell>
          <table:table-cell office:value-type="string" table:style-name="ce1">
            <text:p>-&gt; done</text:p>
          </table:table-cell>
          <table:table-cell table:number-columns-repeated="1635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.25E-2" table:style-name="ce1">
            <text:p>0.0625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6.08E-2" table:style-name="ce1">
            <text:p>0.0608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4.3799999999999999E-2" table:style-name="ce1">
            <text:p>0.0438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3.5299999999999998E-2" table:style-name="ce1">
            <text:p>0.0353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7.5600000000000001E-2" table:style-name="ce1">
            <text:p>0.0756</text:p>
          </table:table-cell>
          <table:table-cell table:number-columns-repeated="1635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2600000000000003E-2" table:style-name="ce1">
            <text:p>0.0626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5.96E-2" table:style-name="ce1">
            <text:p>0.0596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4.65E-2" table:style-name="ce1">
            <text:p>0.0465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4.02E-2" table:style-name="ce1">
            <text:p>0.0402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3.6700000000000003E-2" table:style-name="ce1">
            <text:p>0.0367</text:p>
          </table:table-cell>
          <table:table-cell table:number-columns-repeated="1635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.9800000000000001E-2" table:style-name="ce1">
            <text:p>0.0698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5.5E-2" table:style-name="ce1">
            <text:p>0.055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5.5800000000000002E-2" table:style-name="ce1">
            <text:p>0.0558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4.8300000000000003E-2" table:style-name="ce1">
            <text:p>0.0483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5.7200000000000001E-2" table:style-name="ce1">
            <text:p>0.0572</text:p>
          </table:table-cell>
          <table:table-cell table:number-columns-repeated="1635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4899999999999997E-2" table:style-name="ce1">
            <text:p>0.0549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4.9799999999999997E-2" table:style-name="ce1">
            <text:p>0.0498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4.9500000000000002E-2" table:style-name="ce1">
            <text:p>0.0495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2.98E-2" table:style-name="ce1">
            <text:p>0.0298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4.9200000000000001E-2" table:style-name="ce1">
            <text:p>0.0492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6.2449999999999999E-2" table:formula="of:=AVERAGE([.B46:.B49])" table:style-name="ce1">
            <text:p>0.06245</text:p>
          </table:table-cell>
          <table:table-cell office:value-type="float" office:value="11.09923427638023" table:formula="of:=LN(2)/[.B50]" table:style-name="ce1">
            <text:p>11.09923428</text:p>
          </table:table-cell>
          <table:table-cell office:value-type="float" office:value="22.19846855276046" table:formula="of:=[.C50]*2" table:style-name="ce1">
            <text:p>22.19846855</text:p>
          </table:table-cell>
          <table:table-cell office:value-type="string" table:style-name="ce16">
            <text:p>-&gt; G2 sampling: 09/03/23, 11:30 --&gt; too late! (1h later than supposed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5.6300000000000003E-2" table:formula="of:=AVERAGE([.H46:.H49])" table:style-name="ce1">
            <text:p>0.0563</text:p>
          </table:table-cell>
          <table:table-cell office:value-type="float" office:value="12.311672834102048" table:formula="of:=LN(2)/[.H50]" table:style-name="ce1">
            <text:p>12.31167283</text:p>
          </table:table-cell>
          <table:table-cell office:value-type="float" office:value="24.623345668204095" table:formula="of:=[.I50]*2" table:style-name="ce1">
            <text:p>24.62334567</text:p>
          </table:table-cell>
          <table:table-cell office:value-type="string" table:style-name="ce16">
            <text:p>-&gt; G4 sampling: 10/03/23, 13:00 --&gt; too late! (2h later than supposed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.8899999999999999E-2" table:formula="of:=AVERAGE([.N46:.N49])" table:style-name="ce1">
            <text:p>0.0489</text:p>
          </table:table-cell>
          <table:table-cell office:value-type="float" office:value="14.174788968506039" table:formula="of:=LN(2)/[.N50]" table:style-name="ce1">
            <text:p>14.17478897</text:p>
          </table:table-cell>
          <table:table-cell office:value-type="float" office:value="28.349577937012079" table:formula="of:=[.O50]*2" table:style-name="ce1">
            <text:p>28.34957794</text:p>
          </table:table-cell>
          <table:table-cell office:value-type="string" table:style-name="ce16">
            <text:p>-&gt; G6 sampling: 11/03/23, 15:00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3.8399999999999997E-2" table:formula="of:=AVERAGE([.T46:.T49])" table:style-name="ce1">
            <text:p>0.0384</text:p>
          </table:table-cell>
          <table:table-cell office:value-type="float" office:value="18.050707827081911" table:formula="of:=LN(2)/[.T50]" table:style-name="ce1">
            <text:p>18.05070783</text:p>
          </table:table-cell>
          <table:table-cell office:value-type="float" office:value="36.101415654163823" table:formula="of:=[.U50]*2" table:style-name="ce1">
            <text:p>36.10141565</text:p>
          </table:table-cell>
          <table:table-cell office:value-type="string" table:style-name="ce16">
            <text:p>-&gt; G8 sampling: 13/03/23, 02:00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5.4675000000000001E-2" table:formula="of:=AVERAGE([.Z46:.Z49])" table:style-name="ce1">
            <text:p>0.054675</text:p>
          </table:table-cell>
          <table:table-cell office:value-type="float" office:value="12.67758903630444" table:formula="of:=LN(2)/[.Z50]" table:style-name="ce1">
            <text:p>12.67758904</text:p>
          </table:table-cell>
          <table:table-cell office:value-type="float" office:value="25.355178072608879" table:formula="of:=[.AA50]*2" table:style-name="ce1">
            <text:p>25.35517807</text:p>
          </table:table-cell>
          <table:table-cell office:value-type="string" table:style-name="ce16">
            <text:p>-&gt; G10 sampling: 14/03/23, 12:30</text:p>
          </table:table-cell>
          <table:table-cell office:value-type="string" table:style-name="ce1">
            <text:p>DONE</text:p>
          </table:table-cell>
          <table:table-cell table:number-columns-repeated="16354"/>
        </table:table-row>
        <table:table-row table:style-name="ro1">
          <table:table-cell table:number-columns-repeated="2" table:style-name="ce1"/>
          <table:table-cell office:value-type="string" table:style-name="ce1">
            <text:p>Minus 24 h:</text:p>
          </table:table-cell>
          <table:table-cell office:value-type="float" office:value="-1.8015314472395403" table:formula="of:=[.D50]-24" table:style-name="ce1">
            <text:p>-1.801531447</text:p>
          </table:table-cell>
          <table:table-cell office:value-type="float" office:value="10.19846855276046" table:formula="of:=12+[.D51]" table:style-name="ce1">
            <text:p>10.19846855</text:p>
          </table:table-cell>
          <table:table-cell table:number-columns-repeated="3" table:style-name="ce1"/>
          <table:table-cell office:value-type="string" table:style-name="ce1">
            <text:p>Minus 24 h:</text:p>
          </table:table-cell>
          <table:table-cell office:value-type="float" office:value="0.6233456682040952" table:formula="of:=[.J50]-24" table:style-name="ce1">
            <text:p>0.623345668</text:p>
          </table:table-cell>
          <table:table-cell office:value-type="float" office:value="10.623345668204095" table:formula="of:=10+[.J51]" table:style-name="ce1">
            <text:p>10.62334567</text:p>
          </table:table-cell>
          <table:table-cell table:number-columns-repeated="3" table:style-name="ce1"/>
          <table:table-cell office:value-type="string" table:style-name="ce1">
            <text:p>Minus 24 h:</text:p>
          </table:table-cell>
          <table:table-cell office:value-type="float" office:value="4.3495779370120786" table:formula="of:=[.P50]-24" table:style-name="ce1">
            <text:p>4.349577937</text:p>
          </table:table-cell>
          <table:table-cell office:value-type="float" office:value="14.349577937012079" table:formula="of:=10+[.P51]" table:style-name="ce1">
            <text:p>14.34957794</text:p>
          </table:table-cell>
          <table:table-cell table:number-columns-repeated="3" table:style-name="ce1"/>
          <table:table-cell office:value-type="string" table:style-name="ce1">
            <text:p>Minus 24 h:</text:p>
          </table:table-cell>
          <table:table-cell office:value-type="float" office:value="12.101415654163823" table:formula="of:=[.V50]-24" table:style-name="ce1">
            <text:p>12.10141565</text:p>
          </table:table-cell>
          <table:table-cell office:value-type="float" office:value="2.4014156541638236" table:formula="of:=14.3+[.V51]-24" table:style-name="ce1">
            <text:p>2.401415654</text:p>
          </table:table-cell>
          <table:table-cell table:number-columns-repeated="3" table:style-name="ce1"/>
          <table:table-cell office:value-type="string" table:style-name="ce1">
            <text:p>Minus 24 h:</text:p>
          </table:table-cell>
          <table:table-cell office:value-type="float" office:value="1.3551780726088793" table:formula="of:=[.AB50]-24" table:style-name="ce1">
            <text:p>1.355178073</text:p>
          </table:table-cell>
          <table:table-cell office:value-type="float" office:value="3.7551780726088793" table:formula="of:=2.4+[.AB51]" table:style-name="ce1">
            <text:p>3.755178073</text:p>
          </table:table-cell>
          <table:table-cell table:number-columns-repeated="16355" table:style-name="ce1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1">
      <number:day number:style="long"/>
      <number:text>. </number:text>
      <number:month number:textual="true"/>
    </number:date-style>
    <number:date-style style:name="N36">
      <number:month number:style="long"/>
      <number:text>.</number:text>
      <number:day number:style="long"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dc:creator>Microsoft Office User</dc:creator>
    <meta:creation-date>2023-03-09T12:11:08Z</meta:creation-date>
    <dc:date>2023-03-20T15:56:47Z</dc:date>
    <meta:editing-cycles>109</meta:editing-cycles>
    <meta:editing-duration>PT57282S</meta:editing-duration>
  </office:meta>
</office:document-meta>
</file>